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style:font-weight-complex="bold" style:letter-kerning="false" fo:font-size="14pt" style:font-size-asian="14pt" style:language-asian="pl" style:country-asian="PL" style:language-complex="ar" style:country-complex="SA" fo:hyphenate="true"/>
    </style:style>
    <style:style style:name="P2"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fo:font-size="14pt" style:font-size-asian="14pt" style:language-asian="pl" style:country-asian="PL" style:language-complex="ar" style:country-complex="SA" fo:hyphenate="true"/>
    </style:style>
    <style:style style:name="P3"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4"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5"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6"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7"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8"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9"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10"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11"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12" style:parent-style-name="Normalny" style:family="paragraph">
      <style:paragraph-properties fo:widows="2" fo:orphans="2" fo:text-align="center" style:vertical-align="auto"/>
      <style:text-properties style:font-name-asian="Times New Roman" style:font-name-complex="Times New Roman" fo:font-weight="bold" style:font-weight-asian="bold" style:font-weight-complex="bold" style:letter-kerning="false" style:language-asian="pl" style:country-asian="PL" style:language-complex="ar" style:country-complex="SA" fo:hyphenate="true"/>
    </style:style>
    <style:style style:name="P13" style:parent-style-name="Normalny" style:family="paragraph">
      <style:paragraph-properties fo:widows="2" fo:orphans="2" style:vertical-align="auto"/>
      <style:text-properties style:font-name-asian="Times New Roman" style:font-name-complex="Times New Roman" style:letter-kerning="false" style:language-asian="pl" style:country-asian="PL" style:language-complex="ar" style:country-complex="SA" fo:hyphenate="true"/>
    </style:style>
    <style:style style:name="P14" style:parent-style-name="Normalny" style:family="paragraph">
      <style:paragraph-properties fo:widows="2" fo:orphans="2" style:vertical-align="auto"/>
      <style:text-properties style:font-name-asian="Times New Roman" style:font-name-complex="Times New Roman" style:letter-kerning="false" style:language-asian="pl" style:country-asian="PL" style:language-complex="ar" style:country-complex="SA" fo:hyphenate="true"/>
    </style:style>
    <style:style style:name="P15" style:parent-style-name="Normalny" style:family="paragraph">
      <style:paragraph-properties fo:widows="2" fo:orphans="2" style:vertical-align="auto"/>
      <style:text-properties style:font-name-asian="Times New Roman" style:font-name-complex="Times New Roman" style:letter-kerning="false" style:language-asian="pl" style:country-asian="PL" style:language-complex="ar" style:country-complex="SA" fo:hyphenate="true"/>
    </style:style>
    <style:style style:name="P16" style:parent-style-name="Normalny" style:family="paragraph">
      <style:paragraph-properties fo:widows="2" fo:orphans="2" style:vertical-align="auto"/>
      <style:text-properties style:font-name-asian="Times New Roman" style:font-name-complex="Times New Roman" style:letter-kerning="false" style:language-asian="pl" style:country-asian="PL" style:language-complex="ar" style:country-complex="SA" fo:hyphenate="true"/>
    </style:style>
    <style:style style:name="P17" style:parent-style-name="Normalny" style:family="paragraph">
      <style:paragraph-properties fo:widows="2" fo:orphans="2" fo:text-align="center" style:vertical-align="auto"/>
      <style:text-properties style:font-name-asian="Times New Roman" style:font-name-complex="Times New Roman" style:letter-kerning="false" style:language-asian="pl" style:country-asian="PL" style:language-complex="ar" style:country-complex="SA" fo:hyphenate="true"/>
    </style:style>
    <style:style style:name="P18" style:parent-style-name="Normalny" style:family="paragraph">
      <style:paragraph-properties fo:widows="2" fo:orphans="2" fo:text-align="center" style:vertical-align="auto"/>
      <style:text-properties style:font-name-asian="Times New Roman" style:font-name-complex="Times New Roman" style:letter-kerning="false" style:language-asian="pl" style:country-asian="PL" style:language-complex="ar" style:country-complex="SA" fo:hyphenate="true"/>
    </style:style>
    <style:style style:name="P19" style:parent-style-name="Normalny" style:family="paragraph">
      <style:paragraph-properties fo:widows="2" fo:orphans="2" fo:text-align="center" style:vertical-align="auto"/>
      <style:text-properties style:font-name-asian="Times New Roman" style:font-name-complex="Times New Roman" style:letter-kerning="false" style:language-asian="pl" style:country-asian="PL" style:language-complex="ar" style:country-complex="SA" fo:hyphenate="true"/>
    </style:style>
    <style:style style:name="P20" style:parent-style-name="Normalny" style:family="paragraph">
      <style:paragraph-properties fo:widows="2" fo:orphans="2" style:vertical-align="auto"/>
      <style:text-properties style:font-name-asian="Times New Roman" style:font-name-complex="Times New Roman" style:letter-kerning="false" style:language-asian="pl" style:country-asian="PL" style:language-complex="ar" style:country-complex="SA" fo:hyphenate="true"/>
    </style:style>
    <style:style style:name="P21" style:parent-style-name="Normalny" style:family="paragraph">
      <style:paragraph-properties fo:widows="2" fo:orphans="2" style:vertical-align="auto"/>
      <style:text-properties style:font-name-asian="Times New Roman" style:font-name-complex="Times New Roman" style:letter-kerning="false" style:language-asian="pl" style:country-asian="PL" style:language-complex="ar" style:country-complex="SA" fo:hyphenate="true"/>
    </style:style>
    <style:style style:name="P22" style:parent-style-name="Normalny" style:family="paragraph">
      <style:paragraph-properties fo:widows="2" fo:orphans="2" fo:text-align="center" style:vertical-align="auto"/>
      <style:text-properties style:font-name-asian="Times New Roman" style:font-name-complex="Times New Roman" style:letter-kerning="false" style:language-asian="pl" style:country-asian="PL" style:language-complex="ar" style:country-complex="SA" fo:hyphenate="true"/>
    </style:style>
    <style:style style:name="P23" style:parent-style-name="Normalny" style:family="paragraph">
      <style:paragraph-properties fo:widows="2" fo:orphans="2" fo:text-align="center" style:vertical-align="auto"/>
      <style:text-properties style:font-name-asian="Times New Roman" style:font-name-complex="Times New Roman" style:letter-kerning="false" style:language-asian="pl" style:country-asian="PL" style:language-complex="ar" style:country-complex="SA" fo:hyphenate="true"/>
    </style:style>
    <style:style style:name="P24" style:parent-style-name="Normalny" style:family="paragraph">
      <style:paragraph-properties fo:widows="2" fo:orphans="2" style:vertical-align="auto"/>
      <style:text-properties style:font-name-asian="Times New Roman" style:font-name-complex="Times New Roman" style:letter-kerning="false" style:language-asian="pl" style:country-asian="PL" style:language-complex="ar" style:country-complex="SA" fo:hyphenate="true"/>
    </style:style>
    <style:style style:name="P25" style:parent-style-name="Normalny" style:family="paragraph">
      <style:paragraph-properties fo:widows="2" fo:orphans="2" style:vertical-align="auto"/>
      <style:text-properties style:font-name-asian="Times New Roman" style:font-name-complex="Times New Roman" style:letter-kerning="false" style:language-asian="pl" style:country-asian="PL" style:language-complex="ar" style:country-complex="SA" fo:hyphenate="true"/>
    </style:style>
    <style:style style:name="P26" style:parent-style-name="Normalny" style:family="paragraph">
      <style:paragraph-properties fo:widows="2" fo:orphans="2" fo:text-align="center" style:vertical-align="auto"/>
      <style:text-properties style:font-name-asian="Times New Roman" style:font-name-complex="Times New Roman" style:letter-kerning="false" style:language-asian="pl" style:country-asian="PL" style:language-complex="ar" style:country-complex="SA" fo:hyphenate="true"/>
    </style:style>
    <style:style style:name="P27" style:parent-style-name="Normalny" style:family="paragraph">
      <style:paragraph-properties fo:widows="2" fo:orphans="2" fo:text-align="center" style:vertical-align="auto"/>
      <style:text-properties style:font-name-asian="Times New Roman" style:font-name-complex="Times New Roman" style:letter-kerning="false" style:language-asian="pl" style:country-asian="PL" style:language-complex="ar" style:country-complex="SA" fo:hyphenate="true"/>
    </style:style>
    <style:style style:name="P28" style:parent-style-name="Normalny" style:family="paragraph">
      <style:paragraph-properties fo:widows="2" fo:orphans="2" style:vertical-align="auto"/>
      <style:text-properties style:font-name-asian="Times New Roman" style:font-name-complex="Times New Roman" style:letter-kerning="false" style:language-asian="pl" style:country-asian="PL" style:language-complex="ar" style:country-complex="SA" fo:hyphenate="true"/>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paragraph-properties fo:text-align="end"/>
    </style:style>
    <style:style style:name="P31" style:parent-style-name="Standard" style:family="paragraph">
      <style:paragraph-properties fo:text-align="end"/>
    </style:style>
    <style:style style:name="P32" style:parent-style-name="Standard" style:family="paragraph">
      <style:paragraph-properties fo:text-align="end"/>
    </style:style>
    <style:style style:name="P33" style:parent-style-name="Standard" style:family="paragraph">
      <style:paragraph-properties fo:text-align="end"/>
    </style:style>
    <style:style style:name="P34" style:parent-style-name="Standard" style:family="paragraph">
      <style:paragraph-properties fo:text-align="end"/>
    </style:style>
    <style:style style:name="P35" style:parent-style-name="Standard" style:family="paragraph">
      <style:paragraph-properties fo:text-align="end"/>
    </style:style>
    <style:style style:name="P36" style:parent-style-name="Standard" style:family="paragraph">
      <style:paragraph-properties fo:text-align="end"/>
    </style:style>
    <style:style style:name="P37" style:parent-style-name="Standard" style:family="paragraph">
      <style:paragraph-properties fo:text-align="end"/>
    </style:style>
    <style:style style:name="P38" style:parent-style-name="Standard" style:family="paragraph">
      <style:paragraph-properties fo:text-align="end"/>
    </style:style>
    <style:style style:name="P39" style:parent-style-name="Standard" style:family="paragraph">
      <style:paragraph-properties fo:text-align="end"/>
    </style:style>
    <style:style style:name="P40" style:parent-style-name="Standard" style:family="paragraph">
      <style:paragraph-properties fo:text-align="end"/>
    </style:style>
    <style:style style:name="P41" style:parent-style-name="Standard" style:family="paragraph">
      <style:paragraph-properties fo:text-align="end"/>
    </style:style>
    <style:style style:name="P42" style:parent-style-name="Standard" style:family="paragraph">
      <style:paragraph-properties fo:text-align="end"/>
    </style:style>
    <style:style style:name="P43" style:parent-style-name="Standard" style:family="paragraph">
      <style:paragraph-properties fo:text-align="end"/>
    </style:style>
    <style:style style:name="P44" style:parent-style-name="Standard" style:family="paragraph">
      <style:paragraph-properties fo:text-align="end"/>
    </style:style>
    <style:style style:name="P45" style:parent-style-name="Standard" style:family="paragraph">
      <style:paragraph-properties fo:text-align="end"/>
    </style:style>
    <style:style style:name="P46" style:parent-style-name="Standard" style:family="paragraph">
      <style:paragraph-properties fo:text-align="end"/>
    </style:style>
    <style:style style:name="P47" style:parent-style-name="Standard" style:family="paragraph">
      <style:paragraph-properties fo:text-align="end"/>
    </style:style>
    <style:style style:name="P48" style:parent-style-name="Standard" style:family="paragraph">
      <style:paragraph-properties fo:text-align="end"/>
    </style:style>
    <style:style style:name="P49" style:parent-style-name="Standard" style:family="paragraph">
      <style:paragraph-properties fo:text-align="end"/>
    </style:style>
    <style:style style:name="P50" style:parent-style-name="Standard" style:family="paragraph">
      <style:paragraph-properties fo:text-align="end"/>
    </style:style>
    <style:style style:name="P51" style:parent-style-name="Standard" style:family="paragraph">
      <style:paragraph-properties fo:text-align="end"/>
    </style:style>
    <style:style style:name="P52" style:parent-style-name="Standard" style:family="paragraph">
      <style:paragraph-properties fo:text-align="end"/>
    </style:style>
    <style:style style:name="P53" style:parent-style-name="Standard" style:family="paragraph">
      <style:paragraph-properties fo:text-align="end"/>
    </style:style>
    <style:style style:name="P54" style:parent-style-name="Standard" style:family="paragraph">
      <style:paragraph-properties fo:text-align="end"/>
    </style:style>
    <style:style style:name="P55" style:parent-style-name="Standard" style:family="paragraph">
      <style:paragraph-properties fo:text-align="end"/>
    </style:style>
    <style:style style:name="P56" style:parent-style-name="Standard" style:family="paragraph">
      <style:paragraph-properties fo:text-align="end"/>
    </style:style>
    <style:style style:name="P57" style:parent-style-name="Standard" style:family="paragraph">
      <style:paragraph-properties fo:text-align="end"/>
    </style:style>
    <style:style style:name="P58" style:parent-style-name="Standard" style:family="paragraph">
      <style:paragraph-properties fo:text-align="end"/>
    </style:style>
    <style:style style:name="P59" style:parent-style-name="Standard" style:family="paragraph">
      <style:paragraph-properties fo:text-align="center"/>
      <style:text-properties fo:font-weight="bold" style:font-weight-asian="bold" style:font-weight-complex="bold" fo:font-size="14pt" style:font-size-asian="14pt" style:font-size-complex="14pt"/>
    </style:style>
    <style:style style:name="P60" style:parent-style-name="Standard" style:family="paragraph">
      <style:paragraph-properties fo:text-align="center"/>
      <style:text-properties fo:font-weight="bold" style:font-weight-asian="bold" style:font-weight-complex="bold" fo:font-size="14pt" style:font-size-asian="14pt" style:font-size-complex="14pt"/>
    </style:style>
    <style:style style:name="P61" style:parent-style-name="Standard" style:family="paragraph">
      <style:paragraph-properties fo:text-align="center"/>
      <style:text-properties fo:font-weight="bold" style:font-weight-asian="bold" style:font-weight-complex="bold" fo:font-size="14pt" style:font-size-asian="14pt" style:font-size-complex="14pt"/>
    </style:style>
    <style:style style:name="P62" style:parent-style-name="Standard" style:family="paragraph">
      <style:paragraph-properties fo:text-align="center"/>
      <style:text-properties fo:font-weight="bold" style:font-weight-asian="bold" style:font-weight-complex="bold" fo:font-size="14pt" style:font-size-asian="14pt" style:font-size-complex="14pt"/>
    </style:style>
    <style:style style:name="P63" style:parent-style-name="Standard" style:family="paragraph">
      <style:paragraph-properties fo:text-align="center"/>
      <style:text-properties fo:font-weight="bold" style:font-weight-asian="bold" style:font-weight-complex="bold" fo:font-size="14pt" style:font-size-asian="14pt" style:font-size-complex="14pt"/>
    </style:style>
    <style:style style:name="P64" style:parent-style-name="Standard" style:family="paragraph">
      <style:paragraph-properties fo:text-align="center"/>
      <style:text-properties fo:font-weight="bold" style:font-weight-asian="bold" style:font-weight-complex="bold" fo:font-size="14pt" style:font-size-asian="14pt" style:font-size-complex="14pt"/>
    </style:style>
    <style:style style:name="P65" style:parent-style-name="Standard" style:family="paragraph">
      <style:paragraph-properties fo:text-align="center"/>
      <style:text-properties fo:font-weight="bold" style:font-weight-asian="bold" style:font-weight-complex="bold" fo:font-size="14pt" style:font-size-asian="14pt" style:font-size-complex="14pt"/>
    </style:style>
    <style:style style:name="P66" style:parent-style-name="Standard" style:family="paragraph">
      <style:paragraph-properties fo:text-align="center"/>
      <style:text-properties fo:font-weight="bold" style:font-weight-asian="bold" style:font-weight-complex="bold" fo:font-size="14pt" style:font-size-asian="14pt" style:font-size-complex="14pt"/>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Standard" style:family="paragraph">
      <style:paragraph-properties fo:text-align="center"/>
    </style:style>
    <style:style style:name="P71" style:parent-style-name="Standard" style:family="paragraph">
      <style:paragraph-properties fo:text-align="center"/>
    </style:style>
    <style:style style:name="P72" style:parent-style-name="Standard" style:family="paragraph">
      <style:paragraph-properties fo:text-align="center"/>
    </style:style>
    <style:style style:name="P73" style:parent-style-name="Standard" style:family="paragraph">
      <style:paragraph-properties fo:text-align="center"/>
    </style:style>
    <style:style style:name="P74" style:parent-style-name="Standard" style:family="paragraph">
      <style:paragraph-properties fo:text-align="center"/>
    </style:style>
    <style:style style:name="P75" style:parent-style-name="Standard" style:family="paragraph">
      <style:paragraph-properties fo:text-align="center"/>
    </style:style>
    <style:style style:name="P76" style:parent-style-name="Standard" style:family="paragraph">
      <style:paragraph-properties fo:text-align="center"/>
    </style:style>
    <style:style style:name="P77" style:parent-style-name="Standard" style:family="paragraph">
      <style:paragraph-properties fo:text-align="center"/>
    </style:style>
    <style:style style:name="P78" style:parent-style-name="Standard" style:family="paragraph">
      <style:paragraph-properties fo:text-align="center"/>
    </style:style>
    <style:style style:name="P79" style:parent-style-name="Standard" style:family="paragraph">
      <style:paragraph-properties fo:text-align="center"/>
    </style:style>
    <style:style style:name="P80" style:parent-style-name="Standard" style:family="paragraph">
      <style:paragraph-properties fo:text-align="center"/>
    </style:style>
    <style:style style:name="P81" style:parent-style-name="Standard" style:family="paragraph">
      <style:paragraph-properties fo:text-align="center"/>
    </style:style>
    <style:style style:name="P82" style:parent-style-name="Standard" style:family="paragraph">
      <style:paragraph-properties fo:text-align="center"/>
    </style:style>
    <style:style style:name="P83" style:parent-style-name="Standard" style:family="paragraph">
      <style:paragraph-properties fo:text-align="center"/>
    </style:style>
    <style:style style:name="P84" style:parent-style-name="Standard" style:family="paragraph">
      <style:paragraph-properties fo:text-align="center"/>
    </style:style>
    <style:style style:name="P85" style:parent-style-name="Standard" style:family="paragraph">
      <style:paragraph-properties fo:text-align="center"/>
    </style:style>
    <style:style style:name="P86" style:parent-style-name="Standard" style:family="paragraph">
      <style:paragraph-properties fo:text-align="center"/>
    </style:style>
    <style:style style:name="P87" style:parent-style-name="Standard" style:family="paragraph">
      <style:paragraph-properties fo:text-align="center"/>
    </style:style>
    <style:style style:name="P88" style:parent-style-name="Standard" style:family="paragraph">
      <style:paragraph-properties fo:text-align="center"/>
    </style:style>
    <style:style style:name="P89" style:parent-style-name="Standard" style:family="paragraph">
      <style:paragraph-properties fo:text-align="center"/>
    </style:style>
    <style:style style:name="P90" style:parent-style-name="Standard" style:family="paragraph">
      <style:paragraph-properties fo:text-align="center"/>
    </style:style>
    <style:style style:name="P91" style:parent-style-name="Standard" style:family="paragraph">
      <style:paragraph-properties fo:text-align="center"/>
    </style:style>
    <style:style style:name="P92" style:parent-style-name="Standard" style:family="paragraph">
      <style:paragraph-properties fo:text-align="center"/>
    </style:style>
    <style:style style:name="P93" style:parent-style-name="Standard" style:family="paragraph">
      <style:paragraph-properties fo:text-align="center"/>
    </style:style>
    <style:style style:name="P94" style:parent-style-name="Standard" style:family="paragraph">
      <style:paragraph-properties fo:text-align="center"/>
    </style:style>
    <style:style style:name="P95" style:parent-style-name="Standard" style:family="paragraph">
      <style:paragraph-properties fo:text-align="center"/>
    </style:style>
    <style:style style:name="P96" style:parent-style-name="Standard" style:family="paragraph">
      <style:paragraph-properties fo:text-align="center"/>
    </style:style>
    <style:style style:name="P97" style:parent-style-name="Standard" style:family="paragraph">
      <style:paragraph-properties fo:text-align="end"/>
    </style:style>
    <style:style style:name="P98" style:parent-style-name="Standard" style:family="paragraph">
      <style:paragraph-properties fo:text-align="end"/>
    </style:style>
    <style:style style:name="P99" style:parent-style-name="Standard" style:family="paragraph">
      <style:paragraph-properties fo:text-align="end"/>
    </style:style>
    <style:style style:name="P100" style:parent-style-name="Standard" style:family="paragraph">
      <style:paragraph-properties fo:text-align="end"/>
    </style:style>
    <style:style style:name="P101" style:parent-style-name="Standard" style:family="paragraph">
      <style:paragraph-properties fo:text-align="end"/>
    </style:style>
    <style:style style:name="P102" style:parent-style-name="Standard" style:family="paragraph">
      <style:paragraph-properties fo:text-align="end"/>
    </style:style>
    <style:style style:name="P103" style:parent-style-name="Standard" style:family="paragraph">
      <style:paragraph-properties fo:text-align="end"/>
    </style:style>
    <style:style style:name="P104" style:parent-style-name="Standard" style:family="paragraph">
      <style:paragraph-properties fo:text-align="end"/>
    </style:style>
    <style:style style:name="P105" style:parent-style-name="Standard" style:family="paragraph">
      <style:paragraph-properties fo:text-align="end"/>
    </style:style>
    <style:style style:name="P106" style:parent-style-name="Standard" style:family="paragraph">
      <style:paragraph-properties fo:text-align="justify"/>
    </style:style>
    <style:style style:name="P107" style:parent-style-name="Standard" style:family="paragraph">
      <style:paragraph-properties fo:text-align="center"/>
      <style:text-properties fo:font-weight="bold" style:font-weight-asian="bold" style:font-weight-complex="bold"/>
    </style:style>
    <style:style style:name="P108" style:parent-style-name="Standard" style:family="paragraph">
      <style:paragraph-properties fo:text-align="center"/>
      <style:text-properties fo:font-weight="bold" style:font-weight-asian="bold" style:font-weight-complex="bold"/>
    </style:style>
    <style:style style:name="P109" style:parent-style-name="Standard" style:family="paragraph">
      <style:paragraph-properties fo:text-align="center"/>
      <style:text-properties fo:font-weight="bold" style:font-weight-asian="bold" style:font-weight-complex="bold"/>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list-style-name="LFO29" style:family="paragraph">
      <style:paragraph-properties fo:text-align="justify"/>
    </style:style>
    <style:style style:name="P113" style:parent-style-name="Standard" style:family="paragraph">
      <style:paragraph-properties fo:text-align="justify" fo:margin-left="0.5in">
        <style:tab-stops/>
      </style:paragraph-properties>
    </style:style>
    <style:style style:name="P114" style:parent-style-name="Standard" style:list-style-name="LFO29" style:family="paragraph">
      <style:paragraph-properties fo:text-align="justify"/>
    </style:style>
    <style:style style:name="P115" style:parent-style-name="Standard" style:family="paragraph">
      <style:paragraph-properties fo:text-align="justify" fo:margin-left="0.5in">
        <style:tab-stops/>
      </style:paragraph-properties>
    </style:style>
    <style:style style:name="P116" style:parent-style-name="Standard" style:list-style-name="LFO29" style:family="paragraph">
      <style:paragraph-properties fo:text-align="justify"/>
    </style:style>
    <style:style style:name="P117" style:parent-style-name="Standard" style:family="paragraph">
      <style:paragraph-properties fo:text-align="justify" fo:margin-left="0.5in">
        <style:tab-stops/>
      </style:paragraph-properties>
    </style:style>
    <style:style style:name="P118" style:parent-style-name="Standard" style:list-style-name="LFO29" style:family="paragraph">
      <style:paragraph-properties fo:text-align="justify"/>
    </style:style>
    <style:style style:name="P119" style:parent-style-name="Standard" style:family="paragraph">
      <style:paragraph-properties fo:text-align="justify" fo:margin-left="0.5in">
        <style:tab-stops/>
      </style:paragraph-properties>
    </style:style>
    <style:style style:name="P120" style:parent-style-name="Standard" style:list-style-name="LFO29" style:family="paragraph">
      <style:paragraph-properties fo:text-align="justify"/>
    </style:style>
    <style:style style:name="P121" style:parent-style-name="Standard" style:family="paragraph">
      <style:paragraph-properties fo:text-align="justify" fo:margin-left="0.5in">
        <style:tab-stops/>
      </style:paragraph-properties>
    </style:style>
    <style:style style:name="P122" style:parent-style-name="Standard" style:list-style-name="LFO29" style:family="paragraph">
      <style:paragraph-properties fo:text-align="justify"/>
    </style:style>
    <style:style style:name="P123" style:parent-style-name="Standard" style:family="paragraph">
      <style:paragraph-properties fo:text-align="justify" fo:margin-left="0.5in">
        <style:tab-stops/>
      </style:paragraph-properties>
    </style:style>
    <style:style style:name="P124" style:parent-style-name="Standard" style:list-style-name="LFO29" style:family="paragraph">
      <style:paragraph-properties fo:text-align="justify"/>
    </style:style>
    <style:style style:name="P125" style:parent-style-name="Standard" style:family="paragraph">
      <style:paragraph-properties fo:text-align="justify" fo:margin-left="0.5in">
        <style:tab-stops/>
      </style:paragraph-properties>
    </style:style>
    <style:style style:name="P126" style:parent-style-name="Standard" style:list-style-name="LFO29" style:family="paragraph">
      <style:paragraph-properties fo:text-align="justify"/>
    </style:style>
    <style:style style:name="P127" style:parent-style-name="Standard" style:family="paragraph">
      <style:paragraph-properties fo:text-align="justify" fo:margin-left="0.5in">
        <style:tab-stops/>
      </style:paragraph-properties>
    </style:style>
    <style:style style:name="P128" style:parent-style-name="Standard" style:list-style-name="LFO29" style:family="paragraph">
      <style:paragraph-properties fo:text-align="justify"/>
    </style:style>
    <style:style style:name="P129" style:parent-style-name="Standard" style:family="paragraph">
      <style:paragraph-properties fo:text-align="justify" fo:margin-left="0.5in">
        <style:tab-stops/>
      </style:paragraph-properties>
    </style:style>
    <style:style style:name="P130" style:parent-style-name="Standard" style:list-style-name="LFO29"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text-properties fo:font-weight="bold" style:font-weight-asian="bold" style:font-weight-complex="bold"/>
    </style:style>
    <style:style style:name="P140" style:parent-style-name="Standard" style:family="paragraph">
      <style:paragraph-properties fo:text-align="justify"/>
      <style:text-properties fo:font-weight="bold" style:font-weight-asian="bold" style:font-weight-complex="bold"/>
    </style:style>
    <style:style style:name="P141" style:parent-style-name="Standard" style:list-style-name="LFO30" style:family="paragraph">
      <style:paragraph-properties fo:text-align="justify"/>
    </style:style>
    <style:style style:name="P142" style:parent-style-name="Standard" style:list-style-name="LFO30" style:family="paragraph">
      <style:paragraph-properties fo:text-align="justify"/>
    </style:style>
    <style:style style:name="P143" style:parent-style-name="Standard" style:list-style-name="LFO30" style:family="paragraph">
      <style:paragraph-properties fo:text-align="justify"/>
    </style:style>
    <style:style style:name="P144" style:parent-style-name="Standard" style:list-style-name="LFO30" style:family="paragraph">
      <style:paragraph-properties fo:text-align="justify"/>
    </style:style>
    <style:style style:name="P145" style:parent-style-name="Standard" style:list-style-name="LFO30" style:family="paragraph">
      <style:paragraph-properties fo:text-align="justify"/>
    </style:style>
    <style:style style:name="P146" style:parent-style-name="Standard" style:list-style-name="LFO30" style:family="paragraph">
      <style:paragraph-properties fo:text-align="justify"/>
    </style:style>
    <style:style style:name="P147" style:parent-style-name="Standard" style:list-style-name="LFO30" style:family="paragraph">
      <style:paragraph-properties fo:text-align="justify"/>
    </style:style>
    <style:style style:name="P148" style:parent-style-name="Standard" style:list-style-name="LFO30" style:family="paragraph">
      <style:paragraph-properties fo:text-align="justify"/>
    </style:style>
    <style:style style:name="P149" style:parent-style-name="Standard" style:list-style-name="LFO30" style:family="paragraph">
      <style:paragraph-properties fo:text-align="justify"/>
    </style:style>
    <style:style style:name="P150" style:parent-style-name="Standard" style:list-style-name="LFO30" style:family="paragraph">
      <style:paragraph-properties fo:text-align="justify"/>
    </style:style>
    <style:style style:name="P151" style:parent-style-name="Standard" style:list-style-name="LFO30" style:family="paragraph">
      <style:paragraph-properties fo:text-align="justify"/>
    </style:style>
    <style:style style:name="P152" style:parent-style-name="Standard" style:list-style-name="LFO30" style:family="paragraph">
      <style:paragraph-properties fo:text-align="justify"/>
    </style:style>
    <style:style style:name="P153" style:parent-style-name="Standard" style:list-style-name="LFO30" style:family="paragraph">
      <style:paragraph-properties fo:text-align="justify"/>
    </style:style>
    <style:style style:name="P154" style:parent-style-name="Standard" style:list-style-name="LFO30" style:family="paragraph">
      <style:paragraph-properties fo:text-align="justify"/>
    </style:style>
    <style:style style:name="P155" style:parent-style-name="Standard" style:list-style-name="LFO30" style:family="paragraph">
      <style:paragraph-properties fo:text-align="justify"/>
    </style:style>
    <style:style style:name="P156" style:parent-style-name="Standard" style:list-style-name="LFO30" style:family="paragraph">
      <style:paragraph-properties fo:text-align="justify"/>
    </style:style>
    <style:style style:name="P157" style:parent-style-name="Standard" style:list-style-name="LFO30" style:family="paragraph">
      <style:paragraph-properties fo:text-align="justify"/>
    </style:style>
    <style:style style:name="P158" style:parent-style-name="Standard" style:list-style-name="LFO30" style:family="paragraph">
      <style:paragraph-properties fo:text-align="justify"/>
    </style:style>
    <style:style style:name="P159" style:parent-style-name="Standard" style:list-style-name="LFO30" style:family="paragraph">
      <style:paragraph-properties fo:text-align="justify"/>
    </style:style>
    <style:style style:name="P160" style:parent-style-name="Standard" style:list-style-name="LFO30" style:family="paragraph">
      <style:paragraph-properties fo:text-align="justify"/>
    </style:style>
    <style:style style:name="P161" style:parent-style-name="Standard" style:list-style-name="LFO30" style:family="paragraph">
      <style:paragraph-properties fo:text-align="justify"/>
    </style:style>
    <style:style style:name="P162" style:parent-style-name="Standard" style:list-style-name="LFO30" style:family="paragraph">
      <style:paragraph-properties fo:text-align="justify"/>
    </style:style>
    <style:style style:name="P163" style:parent-style-name="Standard" style:list-style-name="LFO30" style:family="paragraph">
      <style:paragraph-properties fo:text-align="justify"/>
    </style:style>
    <style:style style:name="P164" style:parent-style-name="Standard" style:list-style-name="LFO30" style:family="paragraph">
      <style:paragraph-properties fo:text-align="justify"/>
    </style:style>
    <style:style style:name="P165" style:parent-style-name="Standard" style:list-style-name="LFO30" style:family="paragraph">
      <style:paragraph-properties fo:text-align="justify"/>
    </style:style>
    <style:style style:name="P166" style:parent-style-name="Standard" style:list-style-name="LFO30" style:family="paragraph">
      <style:paragraph-properties fo:text-align="justify"/>
    </style:style>
    <style:style style:name="P167" style:parent-style-name="Standard" style:list-style-name="LFO30" style:family="paragraph">
      <style:paragraph-properties fo:text-align="justify"/>
    </style:style>
    <style:style style:name="P168" style:parent-style-name="Standard" style:list-style-name="LFO30"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text-properties fo:font-weight="bold" style:font-weight-asian="bold" style:font-weight-complex="bold"/>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P174" style:parent-style-name="Standard" style:family="paragraph">
      <style:paragraph-properties fo:text-align="justify"/>
    </style:style>
    <style:style style:name="P175" style:parent-style-name="Akapitzlistą" style:list-style-name="LFO31" style:family="paragraph"/>
    <style:style style:name="P176" style:parent-style-name="Akapitzlistą" style:list-style-name="LFO31" style:family="paragraph"/>
    <style:style style:name="P177" style:parent-style-name="Akapitzlistą" style:list-style-name="LFO31" style:family="paragraph"/>
    <style:style style:name="P178" style:parent-style-name="Akapitzlistą" style:list-style-name="LFO31" style:family="paragraph"/>
    <style:style style:name="P179" style:parent-style-name="Akapitzlistą" style:list-style-name="LFO31" style:family="paragraph"/>
    <style:style style:name="P180" style:parent-style-name="Akapitzlistą" style:list-style-name="LFO31" style:family="paragraph"/>
    <style:style style:name="P181" style:parent-style-name="Standard" style:list-style-name="LFO32" style:family="paragraph">
      <style:paragraph-properties fo:text-align="justify"/>
    </style:style>
    <style:style style:name="P182" style:parent-style-name="Standard" style:list-style-name="LFO32" style:family="paragraph">
      <style:paragraph-properties fo:text-align="justify"/>
    </style:style>
    <style:style style:name="P183" style:parent-style-name="Standard" style:list-style-name="LFO32" style:family="paragraph">
      <style:paragraph-properties fo:text-align="justify"/>
    </style:style>
    <style:style style:name="P184" style:parent-style-name="Standard" style:list-style-name="LFO32" style:family="paragraph">
      <style:paragraph-properties fo:text-align="justify"/>
    </style:style>
    <style:style style:name="P185" style:parent-style-name="Standard" style:list-style-name="LFO32" style:family="paragraph">
      <style:paragraph-properties fo:text-align="justify"/>
    </style:style>
    <style:style style:name="P186" style:parent-style-name="Standard" style:list-style-name="LFO32" style:family="paragraph">
      <style:paragraph-properties fo:text-align="justify"/>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T190" style:parent-style-name="Domyślnaczcionkaakapitu" style:family="text">
      <style:text-properties fo:font-weight="bold" style:font-weight-asian="bold" style:font-weight-complex="bold"/>
    </style:style>
    <style:style style:name="T191" style:parent-style-name="Domyślnaczcionkaakapitu" style:family="text">
      <style:text-properties fo:font-weight="bold" style:font-weight-asian="bold" style:font-weight-complex="bold"/>
    </style:style>
    <style:style style:name="P192" style:parent-style-name="Standard" style:family="paragraph">
      <style:paragraph-properties fo:text-align="justify"/>
    </style:style>
    <style:style style:name="P193" style:parent-style-name="Standard" style:list-style-name="LFO33" style:family="paragraph">
      <style:paragraph-properties fo:text-align="justify"/>
    </style:style>
    <style:style style:name="P194" style:parent-style-name="Standard" style:list-style-name="LFO32" style:family="paragraph">
      <style:paragraph-properties fo:text-align="justify"/>
    </style:style>
    <style:style style:name="P195" style:parent-style-name="Standard" style:list-style-name="LFO32" style:family="paragraph">
      <style:paragraph-properties fo:text-align="justify"/>
    </style:style>
    <style:style style:name="P196" style:parent-style-name="Standard" style:list-style-name="LFO32" style:family="paragraph">
      <style:paragraph-properties fo:text-align="justify"/>
    </style:style>
    <style:style style:name="P197" style:parent-style-name="Standard" style:list-style-name="LFO32" style:family="paragraph">
      <style:paragraph-properties fo:text-align="justify"/>
    </style:style>
    <style:style style:name="P198" style:parent-style-name="Standard" style:list-style-name="LFO32" style:family="paragraph">
      <style:paragraph-properties fo:text-align="justify"/>
    </style:style>
    <style:style style:name="P199" style:parent-style-name="Standard" style:list-style-name="LFO32" style:family="paragraph">
      <style:paragraph-properties fo:text-align="justify"/>
    </style:style>
    <style:style style:name="P200" style:parent-style-name="Standard" style:list-style-name="LFO32" style:family="paragraph">
      <style:paragraph-properties fo:text-align="justify"/>
    </style:style>
    <style:style style:name="P201" style:parent-style-name="Standard" style:list-style-name="LFO32" style:family="paragraph">
      <style:paragraph-properties fo:text-align="justify"/>
    </style:style>
    <style:style style:name="P202" style:parent-style-name="Standard" style:list-style-name="LFO32" style:family="paragraph">
      <style:paragraph-properties fo:text-align="justify"/>
    </style:style>
    <style:style style:name="P203" style:parent-style-name="Standard" style:list-style-name="LFO32" style:family="paragraph">
      <style:paragraph-properties fo:text-align="justify"/>
    </style:style>
    <style:style style:name="P204" style:parent-style-name="Standard" style:list-style-name="LFO32" style:family="paragraph">
      <style:paragraph-properties fo:text-align="justify"/>
    </style:style>
    <style:style style:name="P205" style:parent-style-name="Standard" style:list-style-name="LFO32" style:family="paragraph">
      <style:paragraph-properties fo:text-align="justify"/>
    </style:style>
    <style:style style:name="P206" style:parent-style-name="Standard" style:list-style-name="LFO32" style:family="paragraph">
      <style:paragraph-properties fo:text-align="justify"/>
    </style:style>
    <style:style style:name="P207" style:parent-style-name="Standard" style:list-style-name="LFO32" style:family="paragraph">
      <style:paragraph-properties fo:text-align="justify"/>
    </style:style>
    <style:style style:name="P208" style:parent-style-name="Standard" style:list-style-name="LFO32"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P211" style:parent-style-name="Standard" style:family="paragraph">
      <style:paragraph-properties fo:text-align="justify"/>
    </style:style>
    <style:style style:name="T212" style:parent-style-name="Domyślnaczcionkaakapitu" style:family="text">
      <style:text-properties fo:font-weight="bold" style:font-weight-asian="bold" style:font-weight-complex="bold"/>
    </style:style>
    <style:style style:name="T213" style:parent-style-name="Domyślnaczcionkaakapitu" style:family="text">
      <style:text-properties fo:font-weight="bold" style:font-weight-asian="bold" style:font-weight-complex="bold"/>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center"/>
      <style:text-properties fo:font-weight="bold" style:font-weight-asian="bold" style:font-weight-complex="bold"/>
    </style:style>
    <style:style style:name="P225" style:parent-style-name="Standard" style:family="paragraph">
      <style:paragraph-properties fo:text-align="center"/>
      <style:text-properties fo:font-weight="bold" style:font-weight-asian="bold" style:font-weight-complex="bold"/>
    </style:style>
    <style:style style:name="P226" style:parent-style-name="Standard" style:family="paragraph">
      <style:paragraph-properties fo:text-align="center"/>
      <style:text-properties fo:font-weight="bold" style:font-weight-asian="bold" style:font-weight-complex="bold"/>
    </style:style>
    <style:style style:name="P227" style:parent-style-name="Standard" style:family="paragraph">
      <style:paragraph-properties fo:text-align="center"/>
    </style:style>
    <style:style style:name="T228" style:parent-style-name="Domyślnaczcionkaakapitu" style:family="text">
      <style:text-properties fo:font-weight="bold" style:font-weight-asian="bold" style:font-weight-complex="bold"/>
    </style:style>
    <style:style style:name="T229" style:parent-style-name="Domyślnaczcionkaakapitu" style:family="text">
      <style:text-properties fo:font-weight="bold" style:font-weight-asian="bold" style:font-weight-complex="bold"/>
    </style:style>
    <style:style style:name="P230" style:parent-style-name="Standard" style:family="paragraph">
      <style:paragraph-properties fo:text-align="center"/>
      <style:text-properties fo:font-weight="bold" style:font-weight-asian="bold" style:font-weight-complex="bold"/>
    </style:style>
    <style:style style:name="P231" style:parent-style-name="Standard" style:family="paragraph">
      <style:paragraph-properties fo:text-align="center"/>
      <style:text-properties fo:font-weight="bold" style:font-weight-asian="bold" style:font-weight-complex="bold"/>
    </style:style>
    <style:style style:name="P232" style:parent-style-name="Standard" style:family="paragraph">
      <style:paragraph-properties fo:text-align="center"/>
      <style:text-properties fo:font-weight="bold" style:font-weight-asian="bold" style:font-weight-complex="bold"/>
    </style:style>
    <style:style style:name="P233" style:parent-style-name="Standard" style:family="paragraph">
      <style:paragraph-properties fo:text-align="center"/>
      <style:text-properties fo:font-weight="bold" style:font-weight-asian="bold" style:font-weight-complex="bold"/>
    </style:style>
    <style:style style:name="P234" style:parent-style-name="Standard" style:family="paragraph">
      <style:paragraph-properties fo:text-align="center"/>
      <style:text-properties fo:font-weight="bold" style:font-weight-asian="bold" style:font-weight-complex="bold"/>
    </style:style>
    <style:style style:name="P235" style:parent-style-name="Standard" style:family="paragraph">
      <style:paragraph-properties fo:text-align="justify"/>
      <style:text-properties fo:font-weight="bold" style:font-weight-asian="bold" style:font-weight-complex="bold"/>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Standard" style:family="paragraph">
      <style:paragraph-properties fo:text-align="justify"/>
    </style:style>
    <style:style style:name="T240" style:parent-style-name="Domyślnaczcionkaakapitu" style:family="text">
      <style:text-properties fo:font-weight="bold" style:font-weight-asian="bold" style:font-weight-complex="bold"/>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style>
    <style:style style:name="T245" style:parent-style-name="Domyślnaczcionkaakapitu" style:family="text">
      <style:text-properties fo:font-weight="bold" style:font-weight-asian="bold" style:font-weight-complex="bold"/>
    </style:style>
    <style:style style:name="P246" style:parent-style-name="Standard" style:family="paragraph">
      <style:paragraph-properties fo:text-align="justify"/>
    </style:style>
    <style:style style:name="P247" style:parent-style-name="NormalnyWeb" style:list-style-name="LFO29" style:family="paragraph">
      <style:paragraph-properties fo:text-align="justify" fo:margin-top="0in" fo:margin-bottom="0in"/>
    </style:style>
    <style:style style:name="P248" style:parent-style-name="NormalnyWeb" style:family="paragraph">
      <style:paragraph-properties fo:text-align="justify" fo:margin-top="0in" fo:margin-bottom="0in"/>
    </style:style>
    <style:style style:name="P249" style:parent-style-name="NormalnyWeb" style:list-style-name="LFO29" style:family="paragraph">
      <style:paragraph-properties fo:text-align="justify" fo:margin-top="0in" fo:margin-bottom="0in"/>
    </style:style>
    <style:style style:name="P250" style:parent-style-name="NormalnyWeb" style:family="paragraph">
      <style:paragraph-properties fo:text-align="justify" fo:margin-top="0in" fo:margin-bottom="0in"/>
    </style:style>
    <style:style style:name="P251" style:parent-style-name="NormalnyWeb" style:list-style-name="LFO29" style:family="paragraph">
      <style:paragraph-properties fo:text-align="justify" fo:margin-top="0in" fo:margin-bottom="0in"/>
    </style:style>
    <style:style style:name="P252" style:parent-style-name="NormalnyWeb" style:family="paragraph">
      <style:paragraph-properties fo:text-align="justify" fo:margin-top="0in" fo:margin-bottom="0in"/>
    </style:style>
    <style:style style:name="P253" style:parent-style-name="NormalnyWeb" style:list-style-name="LFO29" style:family="paragraph">
      <style:paragraph-properties fo:text-align="justify" fo:margin-top="0in" fo:margin-bottom="0in"/>
    </style:style>
    <style:style style:name="P254" style:parent-style-name="NormalnyWeb" style:family="paragraph">
      <style:paragraph-properties fo:text-align="justify" fo:margin-top="0in" fo:margin-bottom="0in"/>
    </style:style>
    <style:style style:name="P255" style:parent-style-name="NormalnyWeb" style:list-style-name="LFO29" style:family="paragraph">
      <style:paragraph-properties fo:text-align="justify" fo:margin-top="0in" fo:margin-bottom="0in"/>
    </style:style>
    <style:style style:name="P256" style:parent-style-name="NormalnyWeb" style:family="paragraph">
      <style:paragraph-properties fo:text-align="justify" fo:margin-top="0in" fo:margin-bottom="0in"/>
    </style:style>
    <style:style style:name="P257" style:parent-style-name="NormalnyWeb" style:list-style-name="LFO29" style:family="paragraph">
      <style:paragraph-properties fo:text-align="justify" fo:margin-top="0in" fo:margin-bottom="0in"/>
    </style:style>
    <style:style style:name="P258" style:parent-style-name="NormalnyWeb" style:family="paragraph">
      <style:paragraph-properties fo:text-align="justify" fo:margin-top="0in" fo:margin-bottom="0in"/>
    </style:style>
    <style:style style:name="P259" style:parent-style-name="NormalnyWeb" style:family="paragraph">
      <style:paragraph-properties fo:text-align="justify" fo:margin-top="0in" fo:margin-bottom="0in"/>
      <style:text-properties fo:font-weight="bold" style:font-weight-asian="bold" style:font-weight-complex="bold"/>
    </style:style>
    <style:style style:name="P260" style:parent-style-name="Standard" style:family="paragraph">
      <style:paragraph-properties fo:text-align="justify"/>
      <style:text-properties style:font-name-complex="Times New Roman" fo:font-weight="bold" style:font-weight-asian="bold" style:font-weight-complex="bold"/>
    </style:style>
    <style:style style:name="P261" style:parent-style-name="Standard" style:family="paragraph">
      <style:paragraph-properties fo:text-align="justify"/>
    </style:style>
    <style:style style:name="P262" style:parent-style-name="NormalnyWeb" style:list-style-name="WWNum18" style:family="paragraph">
      <style:paragraph-properties fo:text-align="justify" fo:margin-top="0in" fo:margin-bottom="0in"/>
    </style:style>
    <style:style style:name="P263" style:parent-style-name="NormalnyWeb" style:list-style-name="WWNum18" style:family="paragraph">
      <style:paragraph-properties fo:text-align="justify" fo:margin-top="0in" fo:margin-bottom="0in"/>
    </style:style>
    <style:style style:name="P264" style:parent-style-name="NormalnyWeb" style:list-style-name="WWNum18" style:family="paragraph">
      <style:paragraph-properties fo:text-align="justify" fo:margin-top="0in" fo:margin-bottom="0in"/>
    </style:style>
    <style:style style:name="P265" style:parent-style-name="NormalnyWeb" style:family="paragraph">
      <style:paragraph-properties fo:text-align="justify" fo:margin-top="0in" fo:margin-bottom="0in"/>
    </style:style>
    <style:style style:name="P266" style:parent-style-name="NormalnyWeb" style:family="paragraph">
      <style:paragraph-properties fo:text-align="justify" fo:margin-top="0in" fo:margin-bottom="0in"/>
    </style:style>
    <style:style style:name="P267" style:parent-style-name="NormalnyWeb" style:family="paragraph">
      <style:paragraph-properties fo:text-align="justify" fo:margin-top="0in" fo:margin-bottom="0in"/>
    </style:style>
    <style:style style:name="P268" style:parent-style-name="NormalnyWeb" style:family="paragraph">
      <style:paragraph-properties fo:text-align="justify" fo:margin-top="0in" fo:margin-bottom="0in"/>
    </style:style>
    <style:style style:name="P269" style:parent-style-name="NormalnyWeb" style:family="paragraph">
      <style:paragraph-properties fo:text-align="justify" fo:margin-top="0in" fo:margin-bottom="0in"/>
    </style:style>
    <style:style style:name="P270" style:parent-style-name="Standard" style:family="paragraph">
      <style:paragraph-properties fo:text-align="justify"/>
    </style:style>
    <style:style style:name="T271" style:parent-style-name="Domyślnaczcionkaakapitu" style:family="text">
      <style:text-properties style:font-name-complex="Times New Roman" fo:font-weight="bold" style:font-weight-asian="bold" style:font-weight-complex="bold"/>
    </style:style>
    <style:style style:name="P272" style:parent-style-name="NormalnyWeb" style:family="paragraph">
      <style:paragraph-properties fo:text-align="justify" fo:margin-top="0in" fo:margin-bottom="0in"/>
    </style:style>
    <style:style style:name="P273" style:parent-style-name="NormalnyWeb" style:list-style-name="WWNum21" style:family="paragraph">
      <style:paragraph-properties fo:text-align="justify" fo:margin-top="0in" fo:margin-bottom="0in"/>
    </style:style>
    <style:style style:name="P274" style:parent-style-name="NormalnyWeb" style:list-style-name="WWNum21" style:family="paragraph">
      <style:paragraph-properties fo:text-align="justify" fo:margin-top="0in" fo:margin-bottom="0in"/>
    </style:style>
    <style:style style:name="P275" style:parent-style-name="NormalnyWeb" style:family="paragraph">
      <style:paragraph-properties fo:text-align="justify" fo:margin-top="0in" fo:margin-bottom="0in"/>
    </style:style>
    <style:style style:name="P276" style:parent-style-name="Standard" style:family="paragraph">
      <style:paragraph-properties fo:text-align="justify"/>
    </style:style>
    <style:style style:name="T277" style:parent-style-name="Domyślnaczcionkaakapitu" style:family="text">
      <style:text-properties style:font-name-complex="Times New Roman" fo:font-weight="bold" style:font-weight-asian="bold" style:font-weight-complex="bold"/>
    </style:style>
    <style:style style:name="P278" style:parent-style-name="Standard" style:family="paragraph">
      <style:paragraph-properties fo:widows="2" fo:orphans="2" fo:text-align="justify" fo:margin-left="0.5909in" fo:text-indent="-0.1972in">
        <style:tab-stops/>
      </style:paragraph-properties>
    </style:style>
    <style:style style:name="T279" style:parent-style-name="Domyślnaczcionkaakapitu" style:family="text">
      <style:text-properties style:font-name-complex="Times New Roman" style:language-asian="en" style:country-asian="US"/>
    </style:style>
    <style:style style:name="P280" style:parent-style-name="NormalnyWeb" style:list-style-name="WWNum22" style:family="paragraph">
      <style:paragraph-properties fo:margin-top="0in" fo:margin-bottom="0in"/>
    </style:style>
    <style:style style:name="P281" style:parent-style-name="NormalnyWeb" style:list-style-name="WWNum23" style:family="paragraph">
      <style:paragraph-properties fo:margin-top="0in" fo:margin-bottom="0in"/>
    </style:style>
    <style:style style:name="P282" style:parent-style-name="NormalnyWeb" style:family="paragraph">
      <style:paragraph-properties fo:margin-top="0in" fo:margin-bottom="0in" fo:margin-left="1.725in">
        <style:tab-stops/>
      </style:paragraph-properties>
    </style:style>
    <style:style style:name="P283" style:parent-style-name="NormalnyWeb" style:family="paragraph">
      <style:paragraph-properties fo:margin-top="0in" fo:margin-bottom="0in" fo:margin-left="1.725in">
        <style:tab-stops/>
      </style:paragraph-properties>
    </style:style>
    <style:style style:name="P284" style:parent-style-name="Standard" style:family="paragraph">
      <style:paragraph-properties fo:widows="2" fo:orphans="2" fo:margin-left="0.5909in">
        <style:tab-stops/>
      </style:paragraph-properties>
    </style:style>
    <style:style style:name="T285" style:parent-style-name="Domyślnaczcionkaakapitu" style:family="text">
      <style:text-properties style:font-name-complex="Times New Roman" style:language-asian="en" style:country-asian="US"/>
    </style:style>
    <style:style style:name="P286" style:parent-style-name="NormalnyWeb" style:list-style-name="WWNum24" style:family="paragraph">
      <style:paragraph-properties fo:margin-top="0in" fo:margin-bottom="0in"/>
    </style:style>
    <style:style style:name="P287" style:parent-style-name="NormalnyWeb" style:list-style-name="WWNum25" style:family="paragraph">
      <style:paragraph-properties fo:margin-top="0in" fo:margin-bottom="0in"/>
    </style:style>
    <style:style style:name="P288" style:parent-style-name="NormalnyWeb" style:family="paragraph">
      <style:paragraph-properties fo:margin-top="0in" fo:margin-bottom="0in" fo:margin-left="1.725in">
        <style:tab-stops/>
      </style:paragraph-properties>
    </style:style>
    <style:style style:name="P289" style:parent-style-name="Standard" style:family="paragraph">
      <style:paragraph-properties fo:text-align="justify"/>
      <style:text-properties style:font-name-complex="Times New Roman" style:language-asian="pl" style:country-asian="PL"/>
    </style:style>
    <style:style style:name="P290" style:parent-style-name="Standard" style:family="paragraph">
      <style:paragraph-properties fo:text-align="justify"/>
    </style:style>
    <style:style style:name="T291" style:parent-style-name="Domyślnaczcionkaakapitu" style:family="text">
      <style:text-properties style:font-name-complex="Times New Roman" fo:font-weight="bold" style:font-weight-asian="bold" style:font-weight-complex="bold"/>
    </style:style>
    <style:style style:name="T292" style:parent-style-name="Domyślnaczcionkaakapitu" style:family="text">
      <style:text-properties style:font-name-complex="Times New Roman" fo:font-weight="bold" style:font-weight-asian="bold" style:font-weight-complex="bold" style:language-asian="en" style:country-asian="US"/>
    </style:style>
    <style:style style:name="P293" style:parent-style-name="Standard" style:family="paragraph">
      <style:paragraph-properties fo:text-align="justify"/>
    </style:style>
    <style:style style:name="P294" style:parent-style-name="Standard" style:family="paragraph">
      <style:paragraph-properties fo:widows="2" fo:orphans="2"/>
    </style:style>
    <style:style style:name="T295" style:parent-style-name="Domyślnaczcionkaakapitu" style:family="text">
      <style:text-properties style:font-name-complex="Times New Roman" style:language-asian="en" style:country-asian="US"/>
    </style:style>
    <style:style style:name="P296" style:parent-style-name="NormalnyWeb" style:family="paragraph">
      <style:paragraph-properties fo:margin-top="0in" fo:margin-bottom="0in" fo:margin-left="0.5in">
        <style:tab-stops/>
      </style:paragraph-properties>
    </style:style>
    <style:style style:name="P297" style:parent-style-name="NormalnyWeb" style:family="paragraph">
      <style:paragraph-properties fo:margin-top="0in" fo:margin-bottom="0in" fo:margin-left="0.5in">
        <style:tab-stops/>
      </style:paragraph-properties>
    </style:style>
    <style:style style:name="P298" style:parent-style-name="NormalnyWeb" style:family="paragraph">
      <style:paragraph-properties fo:margin-top="0in" fo:margin-bottom="0in" fo:margin-left="0.5in">
        <style:tab-stops/>
      </style:paragraph-properties>
    </style:style>
    <style:style style:name="P299" style:parent-style-name="NormalnyWeb" style:family="paragraph">
      <style:paragraph-properties fo:margin-top="0in" fo:margin-bottom="0in" fo:margin-left="0.5in">
        <style:tab-stops/>
      </style:paragraph-properties>
    </style:style>
    <style:style style:name="P300" style:parent-style-name="Standard" style:family="paragraph">
      <style:paragraph-properties fo:widows="2" fo:orphans="2" fo:text-align="justify"/>
    </style:style>
    <style:style style:name="T301" style:parent-style-name="Domyślnaczcionkaakapitu" style:family="text">
      <style:text-properties style:font-name-complex="Times New Roman" style:language-asian="en" style:country-asian="US"/>
    </style:style>
    <style:style style:name="P302" style:parent-style-name="Standard" style:family="paragraph">
      <style:paragraph-properties fo:widows="2" fo:orphans="2" fo:text-align="justify"/>
    </style:style>
    <style:style style:name="P303" style:parent-style-name="Standard" style:family="paragraph">
      <style:paragraph-properties fo:widows="2" fo:orphans="2" fo:text-align="justify"/>
    </style:style>
    <style:style style:name="T304" style:parent-style-name="Domyślnaczcionkaakapitu" style:family="text">
      <style:text-properties style:font-name-complex="Times New Roman" style:language-asian="en" style:country-asian="US"/>
    </style:style>
    <style:style style:name="P305" style:parent-style-name="Standard" style:family="paragraph">
      <style:paragraph-properties fo:widows="2" fo:orphans="2" fo:text-align="justify"/>
    </style:style>
    <style:style style:name="P306" style:parent-style-name="Standard" style:family="paragraph">
      <style:paragraph-properties fo:widows="2" fo:orphans="2" fo:text-align="justify"/>
    </style:style>
    <style:style style:name="P307" style:parent-style-name="Standard" style:family="paragraph">
      <style:paragraph-properties fo:text-align="justify"/>
    </style:style>
    <style:style style:name="T308" style:parent-style-name="Domyślnaczcionkaakapitu" style:family="text">
      <style:text-properties style:font-name-complex="Times New Roman" fo:font-weight="bold" style:font-weight-asian="bold" style:font-weight-complex="bold"/>
    </style:style>
    <style:style style:name="T309" style:parent-style-name="Domyślnaczcionkaakapitu" style:family="text">
      <style:text-properties style:font-name-complex="Times New Roman" fo:font-weight="bold" style:font-weight-asian="bold" style:font-weight-complex="bold" style:language-asian="en" style:country-asian="US"/>
    </style:style>
    <style:style style:name="T310" style:parent-style-name="Domyślnaczcionkaakapitu" style:family="text">
      <style:text-properties style:font-name-complex="Times New Roman" fo:color="#7030A0" style:language-asian="en" style:country-asian="US"/>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T313" style:parent-style-name="Domyślnaczcionkaakapitu" style:family="text">
      <style:text-properties style:font-name-complex="Times New Roman" fo:color="#000000"/>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widows="2" fo:orphans="2" fo:text-align="justify"/>
    </style:style>
    <style:style style:name="T321" style:parent-style-name="Domyślnaczcionkaakapitu" style:family="text">
      <style:text-properties style:font-name-complex="Times New Roman" fo:font-weight="bold" style:font-weight-asian="bold" style:font-weight-complex="bold"/>
    </style:style>
    <style:style style:name="P322" style:parent-style-name="Standard" style:family="paragraph">
      <style:paragraph-properties fo:widows="2" fo:orphans="2" fo:text-align="justify"/>
    </style:style>
    <style:style style:name="P323" style:parent-style-name="NormalnyWeb" style:list-style-name="WWNum28" style:family="paragraph">
      <style:paragraph-properties fo:text-align="justify" fo:margin-top="0in" fo:margin-bottom="0in" fo:background-color="#FFFFFF"/>
    </style:style>
    <style:style style:name="P324" style:parent-style-name="NormalnyWeb" style:list-style-name="WWNum29" style:family="paragraph">
      <style:paragraph-properties fo:text-align="justify" fo:margin-top="0in" fo:margin-bottom="0in" fo:background-color="#FFFFFF"/>
    </style:style>
    <style:style style:name="P325" style:parent-style-name="NormalnyWeb" style:list-style-name="WWNum29" style:family="paragraph">
      <style:paragraph-properties fo:text-align="justify" fo:margin-top="0in" fo:margin-bottom="0in" fo:background-color="#FFFFFF"/>
    </style:style>
    <style:style style:name="P326" style:parent-style-name="NormalnyWeb" style:list-style-name="WWNum29" style:family="paragraph">
      <style:paragraph-properties fo:text-align="justify" fo:margin-top="0in" fo:margin-bottom="0in" fo:background-color="#FFFFFF"/>
    </style:style>
    <style:style style:name="P327" style:parent-style-name="NormalnyWeb" style:list-style-name="WWNum29" style:family="paragraph">
      <style:paragraph-properties fo:text-align="justify" fo:margin-top="0in" fo:margin-bottom="0in" fo:background-color="#FFFFFF"/>
    </style:style>
    <style:style style:name="P328" style:parent-style-name="NormalnyWeb" style:family="paragraph">
      <style:paragraph-properties fo:text-align="justify" fo:margin-top="0in" fo:margin-bottom="0in" fo:background-color="#FFFFFF"/>
    </style:style>
    <style:style style:name="P329" style:parent-style-name="Standard" style:family="paragraph">
      <style:paragraph-properties fo:widows="2" fo:orphans="2" fo:text-align="justify" fo:background-color="#FFFFFF"/>
    </style:style>
    <style:style style:name="T330" style:parent-style-name="Domyślnaczcionkaakapitu" style:family="text">
      <style:text-properties style:font-name-complex="Times New Roman" fo:font-weight="bold" style:font-weight-asian="bold" style:font-weight-complex="bold"/>
    </style:style>
    <style:style style:name="P331" style:parent-style-name="Standard" style:family="paragraph">
      <style:paragraph-properties fo:widows="2" fo:orphans="2" fo:text-align="justify" fo:background-color="#FFFFFF"/>
    </style:style>
    <style:style style:name="P332" style:parent-style-name="Standard" style:family="paragraph">
      <style:paragraph-properties fo:widows="2" fo:orphans="2" fo:text-align="justify" fo:background-color="#FFFFFF"/>
    </style:style>
    <style:style style:name="T333" style:parent-style-name="Domyślnaczcionkaakapitu" style:family="text">
      <style:text-properties style:font-name-complex="Times New Roman" fo:font-weight="bold" style:font-weight-asian="bold" style:font-weight-complex="bold"/>
    </style:style>
    <style:style style:name="T334" style:parent-style-name="Domyślnaczcionkaakapitu" style:family="text">
      <style:text-properties style:font-name-complex="Times New Roman"/>
    </style:style>
    <style:style style:name="P335" style:parent-style-name="Standard" style:family="paragraph">
      <style:paragraph-properties fo:widows="2" fo:orphans="2" fo:text-align="justify" fo:background-color="#FFFFFF"/>
    </style:style>
    <style:style style:name="P336" style:parent-style-name="Standard" style:family="paragraph">
      <style:paragraph-properties fo:widows="2" fo:orphans="2" fo:text-align="justify" fo:background-color="#FFFFFF"/>
    </style:style>
    <style:style style:name="T337" style:parent-style-name="Domyślnaczcionkaakapitu" style:family="text">
      <style:text-properties style:font-name-complex="Times New Roman" fo:font-weight="bold" style:font-weight-asian="bold" style:font-weight-complex="bold"/>
    </style:style>
    <style:style style:name="T338" style:parent-style-name="Domyślnaczcionkaakapitu" style:family="text">
      <style:text-properties style:font-name-complex="Times New Roman"/>
    </style:style>
    <style:style style:name="P339" style:parent-style-name="Standard" style:family="paragraph">
      <style:paragraph-properties fo:widows="2" fo:orphans="2" fo:text-align="justify" fo:background-color="#FFFFFF"/>
    </style:style>
    <style:style style:name="P340" style:parent-style-name="Standard" style:family="paragraph">
      <style:paragraph-properties fo:widows="2" fo:orphans="2" fo:text-align="justify" fo:background-color="#FFFFFF"/>
    </style:style>
    <style:style style:name="T341" style:parent-style-name="Domyślnaczcionkaakapitu" style:family="text">
      <style:text-properties style:font-name-complex="Times New Roman" fo:font-weight="bold" style:font-weight-asian="bold" style:font-weight-complex="bold"/>
    </style:style>
    <style:style style:name="T342" style:parent-style-name="Domyślnaczcionkaakapitu" style:family="text">
      <style:text-properties style:font-name-complex="Times New Roman"/>
    </style:style>
    <style:style style:name="P343" style:parent-style-name="Standard" style:family="paragraph">
      <style:paragraph-properties fo:widows="2" fo:orphans="2" fo:text-align="justify" fo:background-color="#FFFFFF"/>
    </style:style>
    <style:style style:name="P344" style:parent-style-name="Standard" style:family="paragraph">
      <style:paragraph-properties fo:widows="2" fo:orphans="2" fo:text-align="justify" fo:background-color="#FFFFFF"/>
    </style:style>
    <style:style style:name="T345" style:parent-style-name="Domyślnaczcionkaakapitu" style:family="text">
      <style:text-properties style:font-name-complex="Times New Roman" fo:font-weight="bold" style:font-weight-asian="bold" style:font-weight-complex="bold" fo:color="#404040"/>
    </style:style>
    <style:style style:name="T346" style:parent-style-name="Domyślnaczcionkaakapitu" style:family="text">
      <style:text-properties style:font-name-complex="Times New Roman" fo:font-weight="bold" style:font-weight-asian="bold" style:font-weight-complex="bold"/>
    </style:style>
    <style:style style:name="P347" style:parent-style-name="Standard" style:family="paragraph">
      <style:paragraph-properties fo:text-align="justify"/>
      <style:text-properties style:font-name-complex="Times New Roman" fo:color="#7030A0" style:language-asian="en" style:country-asian="US"/>
    </style:style>
    <style:style style:name="P348" style:parent-style-name="Standard" style:family="paragraph">
      <style:paragraph-properties fo:text-align="justify"/>
    </style:style>
    <style:style style:name="T349" style:parent-style-name="Domyślnaczcionkaakapitu" style:family="text">
      <style:text-properties style:font-name-complex="Times New Roman" fo:font-weight="bold" style:font-weight-asian="bold" style:font-weight-complex="bold"/>
    </style:style>
    <style:style style:name="T350" style:parent-style-name="Domyślnaczcionkaakapitu" style:family="text">
      <style:text-properties style:font-name-complex="Times New Roman" fo:font-weight="bold" style:font-weight-asian="bold" style:font-weight-complex="bold" style:language-asian="en" style:country-asian="US"/>
    </style:style>
    <style:style style:name="P351" style:parent-style-name="Standard" style:family="paragraph">
      <style:paragraph-properties fo:text-align="justify"/>
    </style:style>
    <style:style style:name="P352" style:parent-style-name="NormalnyWeb" style:family="paragraph">
      <style:paragraph-properties fo:text-align="justify" fo:margin-top="0in" fo:margin-bottom="0in"/>
    </style:style>
    <style:style style:name="P353" style:parent-style-name="NormalnyWeb" style:family="paragraph">
      <style:paragraph-properties fo:text-align="justify" fo:margin-top="0in" fo:margin-bottom="0in"/>
    </style:style>
    <style:style style:name="P354" style:parent-style-name="NormalnyWeb" style:list-style-name="LFO42" style:family="paragraph">
      <style:paragraph-properties fo:text-align="justify" fo:margin-top="0in" fo:margin-bottom="0in"/>
    </style:style>
    <style:style style:name="P355" style:parent-style-name="NormalnyWeb" style:list-style-name="LFO42" style:family="paragraph">
      <style:paragraph-properties fo:text-align="justify" fo:margin-top="0in" fo:margin-bottom="0in"/>
    </style:style>
    <style:style style:name="P356" style:parent-style-name="NormalnyWeb" style:family="paragraph">
      <style:paragraph-properties fo:text-align="justify" fo:margin-top="0in" fo:margin-bottom="0in"/>
    </style:style>
    <style:style style:name="P357" style:parent-style-name="NormalnyWeb" style:family="paragraph">
      <style:paragraph-properties fo:text-align="justify" fo:margin-top="0in" fo:margin-bottom="0in"/>
    </style:style>
    <style:style style:name="P358" style:parent-style-name="NormalnyWeb" style:family="paragraph">
      <style:paragraph-properties fo:text-align="justify" fo:margin-top="0in" fo:margin-bottom="0in"/>
    </style:style>
    <style:style style:name="T359" style:parent-style-name="Domyślnaczcionkaakapitu" style:family="text">
      <style:text-properties fo:font-weight="bold" style:font-weight-asian="bold" style:font-weight-complex="bold"/>
    </style:style>
    <style:style style:name="T360" style:parent-style-name="Domyślnaczcionkaakapitu" style:family="text">
      <style:text-properties fo:font-weight="bold" style:font-weight-asian="bold" style:font-weight-complex="bold" style:language-asian="en" style:country-asian="US"/>
    </style:style>
    <style:style style:name="P361" style:parent-style-name="NormalnyWeb" style:family="paragraph">
      <style:paragraph-properties fo:text-align="justify" fo:margin-top="0in" fo:margin-bottom="0in"/>
    </style:style>
    <style:style style:name="P362" style:parent-style-name="NormalnyWeb" style:family="paragraph">
      <style:paragraph-properties fo:text-align="justify" fo:margin-top="0in" fo:margin-bottom="0in"/>
    </style:style>
    <style:style style:name="P363" style:parent-style-name="NormalnyWeb" style:family="paragraph">
      <style:paragraph-properties fo:text-align="justify" fo:margin-top="0in" fo:margin-bottom="0in"/>
    </style:style>
    <style:style style:name="P364" style:parent-style-name="NormalnyWeb" style:family="paragraph">
      <style:paragraph-properties fo:text-align="justify" fo:margin-top="0in" fo:margin-bottom="0in"/>
    </style:style>
    <style:style style:name="P365" style:parent-style-name="NormalnyWeb" style:family="paragraph">
      <style:paragraph-properties fo:text-align="justify" fo:margin-top="0in" fo:margin-bottom="0in" fo:background-color="#FFFFFF"/>
    </style:style>
    <style:style style:name="P366" style:parent-style-name="NormalnyWeb" style:family="paragraph">
      <style:paragraph-properties fo:text-align="justify" fo:margin-top="0in" fo:margin-bottom="0in" fo:background-color="#FFFFFF"/>
    </style:style>
    <style:style style:name="P367" style:parent-style-name="NormalnyWeb" style:family="paragraph">
      <style:paragraph-properties fo:text-align="justify" fo:margin-top="0in" fo:margin-bottom="0in" fo:background-color="#FFFFFF"/>
    </style:style>
    <style:style style:name="P368" style:parent-style-name="NormalnyWeb" style:family="paragraph">
      <style:paragraph-properties fo:text-align="center" fo:margin-top="0in" fo:margin-bottom="0in" fo:background-color="#FFFFFF"/>
    </style:style>
    <style:style style:name="P369" style:parent-style-name="NormalnyWeb" style:family="paragraph">
      <style:paragraph-properties fo:text-align="justify" fo:margin-top="0in" fo:margin-bottom="0in" fo:background-color="#FFFFFF"/>
    </style:style>
    <style:style style:name="P370" style:parent-style-name="NormalnyWeb" style:family="paragraph">
      <style:paragraph-properties fo:text-align="justify" fo:margin-top="0in" fo:margin-bottom="0in" fo:background-color="#FFFFFF"/>
    </style:style>
    <style:style style:name="T371" style:parent-style-name="Domyślnaczcionkaakapitu" style:family="text">
      <style:text-properties fo:font-weight="bold" style:font-weight-asian="bold" style:font-weight-complex="bold"/>
    </style:style>
    <style:style style:name="T372" style:parent-style-name="Domyślnaczcionkaakapitu" style:family="text">
      <style:text-properties fo:font-weight="bold" style:font-weight-asian="bold" style:font-weight-complex="bold" style:language-asian="en" style:country-asian="US"/>
    </style:style>
    <style:style style:name="P373" style:parent-style-name="NormalnyWeb" style:family="paragraph">
      <style:paragraph-properties fo:text-align="justify" fo:margin-top="0in" fo:margin-bottom="0in" fo:background-color="#FFFFFF"/>
    </style:style>
    <style:style style:name="P374" style:parent-style-name="NormalnyWeb" style:list-style-name="WWNum43" style:family="paragraph">
      <style:paragraph-properties fo:text-align="justify" fo:margin-top="0in" fo:margin-bottom="0in"/>
    </style:style>
    <style:style style:name="P375" style:parent-style-name="NormalnyWeb" style:list-style-name="WWNum43" style:family="paragraph">
      <style:paragraph-properties fo:text-align="justify" fo:margin-top="0in" fo:margin-bottom="0in"/>
    </style:style>
    <style:style style:name="P376" style:parent-style-name="NormalnyWeb" style:family="paragraph">
      <style:paragraph-properties fo:text-align="justify" fo:margin-top="0in" fo:margin-bottom="0in"/>
    </style:style>
    <style:style style:name="P377" style:parent-style-name="NormalnyWeb" style:family="paragraph">
      <style:paragraph-properties fo:text-align="justify" fo:margin-top="0in" fo:margin-bottom="0in" fo:background-color="#FFFFFF"/>
    </style:style>
    <style:style style:name="P378" style:parent-style-name="NormalnyWeb" style:family="paragraph">
      <style:paragraph-properties fo:text-align="justify" fo:margin-top="0in" fo:margin-bottom="0in" fo:background-color="#FFFFFF"/>
    </style:style>
    <style:style style:name="P379" style:parent-style-name="NormalnyWeb" style:family="paragraph">
      <style:paragraph-properties fo:text-align="justify" fo:margin-top="0in" fo:margin-bottom="0in" fo:background-color="#FFFFFF"/>
    </style:style>
    <style:style style:name="P380" style:parent-style-name="NormalnyWeb" style:family="paragraph">
      <style:paragraph-properties fo:text-align="justify" fo:margin-top="0in" fo:margin-bottom="0in" fo:background-color="#FFFFFF"/>
    </style:style>
    <style:style style:name="P381" style:parent-style-name="NormalnyWeb" style:family="paragraph">
      <style:paragraph-properties fo:text-align="justify" fo:margin-top="0in" fo:margin-bottom="0in" fo:background-color="#FFFFFF"/>
    </style:style>
    <style:style style:name="P382" style:parent-style-name="NormalnyWeb" style:family="paragraph">
      <style:paragraph-properties fo:text-align="justify" fo:margin-top="0in" fo:margin-bottom="0in" fo:background-color="#FFFFFF"/>
    </style:style>
    <style:style style:name="P383" style:parent-style-name="NormalnyWeb" style:family="paragraph">
      <style:paragraph-properties fo:text-align="justify" fo:margin-top="0in" fo:margin-bottom="0in" fo:background-color="#FFFFFF"/>
    </style:style>
    <style:style style:name="P384" style:parent-style-name="NormalnyWeb" style:family="paragraph">
      <style:paragraph-properties fo:text-align="justify" fo:margin-top="0in" fo:margin-bottom="0in" fo:background-color="#FFFFFF"/>
    </style:style>
    <style:style style:name="P385" style:parent-style-name="NormalnyWeb" style:family="paragraph">
      <style:paragraph-properties fo:text-align="justify" fo:margin-top="0in" fo:margin-bottom="0in" fo:background-color="#FFFFFF"/>
    </style:style>
    <style:style style:name="P386" style:parent-style-name="NormalnyWeb" style:family="paragraph">
      <style:paragraph-properties fo:text-align="justify" fo:margin-top="0in" fo:margin-bottom="0in" fo:margin-left="3.9333in">
        <style:tab-stops/>
      </style:paragraph-properties>
    </style:style>
    <style:style style:name="P387" style:parent-style-name="NormalnyWeb" style:family="paragraph">
      <style:paragraph-properties fo:text-align="justify" fo:margin-top="0in" fo:margin-bottom="0in" fo:margin-left="3.9333in">
        <style:tab-stops/>
      </style:paragraph-properties>
    </style:style>
    <style:style style:name="P388" style:parent-style-name="NormalnyWeb" style:family="paragraph">
      <style:paragraph-properties fo:text-align="justify" fo:margin-top="0in" fo:margin-bottom="0in" fo:margin-left="3.9333in">
        <style:tab-stops/>
      </style:paragraph-properties>
    </style:style>
    <style:style style:name="P389" style:parent-style-name="NormalnyWeb" style:family="paragraph">
      <style:paragraph-properties fo:text-align="justify" fo:margin-top="0in" fo:margin-bottom="0in" fo:margin-left="3.9333in">
        <style:tab-stops/>
      </style:paragraph-properties>
    </style:style>
    <style:style style:name="P390" style:parent-style-name="NormalnyWeb" style:family="paragraph">
      <style:paragraph-properties fo:text-align="justify" fo:margin-top="0in" fo:margin-bottom="0in"/>
    </style:style>
    <style:style style:name="P391" style:parent-style-name="NormalnyWeb" style:family="paragraph">
      <style:paragraph-properties fo:text-align="justify" fo:margin-top="0in" fo:margin-bottom="0in"/>
    </style:style>
    <style:style style:name="P392" style:parent-style-name="NormalnyWeb" style:family="paragraph">
      <style:paragraph-properties fo:text-align="justify" fo:margin-top="0in" fo:margin-bottom="0in"/>
    </style:style>
    <style:style style:name="P393" style:parent-style-name="NormalnyWeb" style:family="paragraph">
      <style:paragraph-properties fo:text-align="justify" fo:margin-top="0in" fo:margin-bottom="0in"/>
    </style:style>
    <style:style style:name="P394" style:parent-style-name="NormalnyWeb" style:family="paragraph">
      <style:paragraph-properties fo:text-align="justify" fo:margin-top="0in" fo:margin-bottom="0in"/>
    </style:style>
    <style:style style:name="P395" style:parent-style-name="NormalnyWeb" style:family="paragraph">
      <style:paragraph-properties fo:text-align="justify" fo:margin-top="0in" fo:margin-bottom="0in"/>
    </style:style>
    <style:style style:name="P396" style:parent-style-name="NormalnyWeb" style:family="paragraph">
      <style:paragraph-properties fo:text-align="justify" fo:margin-top="0in" fo:margin-bottom="0in"/>
    </style:style>
    <style:style style:name="P397" style:parent-style-name="NormalnyWeb" style:family="paragraph">
      <style:paragraph-properties fo:text-align="justify" fo:margin-top="0in" fo:margin-bottom="0in"/>
    </style:style>
    <style:style style:name="P398" style:parent-style-name="NormalnyWeb" style:family="paragraph">
      <style:paragraph-properties fo:text-align="justify" fo:margin-top="0in" fo:margin-bottom="0in"/>
    </style:style>
    <style:style style:name="P399" style:parent-style-name="NormalnyWeb" style:family="paragraph">
      <style:paragraph-properties fo:text-align="justify" fo:margin-top="0in" fo:margin-bottom="0in"/>
    </style:style>
    <style:style style:name="P400" style:parent-style-name="NormalnyWeb" style:family="paragraph">
      <style:paragraph-properties fo:text-align="justify" fo:margin-top="0in" fo:margin-bottom="0in"/>
      <style:text-properties fo:font-weight="bold" style:font-weight-asian="bold" style:font-weight-complex="bold" fo:font-style="italic" style:font-style-asian="italic"/>
    </style:style>
  </office:automatic-styles>
  <office:body>
    <office:text text:use-soft-page-breaks="true">
      <text:h text:style-name="P1" text:outline-level="1">ZARZĄDZENIE NR 1/2024</text:h>
      <text:p text:style-name="P2"/>
      <text:h text:style-name="P3" text:outline-level="1">Kierownika Samodzielnego Publicznego</text:h>
      <text:p text:style-name="P4"/>
      <text:h text:style-name="P5" text:outline-level="1">Zakładu Opieki Zdrowotnej w Grabowie nad Pilicą.</text:h>
      <text:p text:style-name="P6"/>
      <text:p text:style-name="P7">z dnia 14.02.2024 r.</text:p>
      <text:p text:style-name="P8"/>
      <text:p text:style-name="P9"/>
      <text:p text:style-name="P10">w sprawie Standardów Ochrony Małoletnich</text:p>
      <text:p text:style-name="P11"/>
      <text:p text:style-name="P12"/>
      <text:p text:style-name="P13">Na podstawie art.22b pkt. 1 ustawy z dnia 13 maja 2016 r. o przeciwdziałaniu zagrożeniom</text:p>
      <text:p text:style-name="P14"><text:s/>przestępczością na tle seksualnym (Dz.U. z 2023 r. poz. 1304 oraz ustawy z dnia 28 lipca 2023 r. o zmianie ustawy – Kodeks Rodzinny i Opiekuńczy (Dz.U. z 2023 r. poz. 1606) <text:s/>zarządza się,</text:p>
      <text:p text:style-name="P15">co następuje:</text:p>
      <text:p text:style-name="P16"/>
      <text:p text:style-name="P17"/>
      <text:p text:style-name="P18">§ 1</text:p>
      <text:p text:style-name="P19"/>
      <text:p text:style-name="P20">Wprowadza się Standardy Ochrony Małoletnich, zwane „Standardami”, w brzmieniu załącznika do zarządzenia.</text:p>
      <text:p text:style-name="P21"/>
      <text:p text:style-name="P22">§ 2</text:p>
      <text:p text:style-name="P23"/>
      <text:p text:style-name="P24">Ze Standardami, o których mowa w § 1, zostaną zapoznani wszyscy pracownicy Samodzielnego Publicznego Zakładu Opieki Zdrowotnej w Grabowie nad Pilicą, ul. Parkowa 2</text:p>
      <text:p text:style-name="P25"><text:s/></text:p>
      <text:p text:style-name="P26">§ 3</text:p>
      <text:p text:style-name="P27"/>
      <text:p text:style-name="P28">Zarządzenie wchodzi z dniem podpisania.</text:p>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STANDARDY OCHRONY MAŁOLETNICH</text:p>
      <text:p text:style-name="P60"/>
      <text:p text:style-name="P61"><text:s/>W SAMODZIELNYM PUBLICZNYM ZAKŁADZIE OPIEKI</text:p>
      <text:p text:style-name="P62"/>
      <text:p text:style-name="P63">ZDROWOTNEJ W GRABOWIE NAD PILICĄ</text:p>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Standard"/>
      <text:p text:style-name="P96">Grabów nad Pilicą dnia 14 lutego 2024 r.</text:p>
      <text:p text:style-name="P97"/>
      <text:p text:style-name="P98"/>
      <text:p text:style-name="P99"/>
      <text:soft-page-break/>
      <text:p text:style-name="P100">Załącznik nr 1</text:p>
      <text:p text:style-name="P101">do Zarządzenia nr 1/2024</text:p>
      <text:p text:style-name="P102">z dn. 14.02.2024 r.</text:p>
      <text:p text:style-name="P103">Kierownika Samodzielnego Publicznego Zakładu</text:p>
      <text:p text:style-name="P104"><text:s/>Opieki Zdrowotnej w Grabowie nad Pilicą</text:p>
      <text:p text:style-name="P105"/>
      <text:p text:style-name="P106"/>
      <text:p text:style-name="P107">Standardy ochrony małoletnich, zwane dalej „Standardami”<text:s/></text:p>
      <text:p text:style-name="P108"><text:s/></text:p>
      <text:p text:style-name="P109"/>
      <text:p text:style-name="P110">Standardy, w sposób dostosowany do charakteru i rodzaju SPZOZ w Grabowie nad Pilicą. <text:s/>, określają w szczególności:</text:p>
      <text:p text:style-name="P111"/>
      <text:list text:style-name="LFO29" text:continue-numbering="true">
        <text:list-item>
          <text:p text:style-name="P112">Zasady zapewniające bezpieczne relacje między małoletnim a personelem SPZOZ,<text:s/><text:line-break/>a w szczególności zachowania niedozwolone wobec pacjentów.</text:p>
        </text:list-item>
      </text:list>
      <text:p text:style-name="P113"/>
      <text:list text:style-name="LFO29" text:continue-numbering="true">
        <text:list-item>
          <text:p text:style-name="P114">Zasady i procedurę podejmowania interwencji w sytuacji podejrzenia krzywdzenia lub posiadania informacji o krzywdzeniu nieletnich.</text:p>
        </text:list-item>
      </text:list>
      <text:p text:style-name="Akapitzlistą"/>
      <text:p text:style-name="P115"/>
      <text:list text:style-name="LFO29" text:continue-numbering="true">
        <text:list-item>
          <text:p text:style-name="P116">Procedury i osoby odpowiedzialne za składanie zawiadomień o podejrzeniu popełnienia przestępstwa na szkodę małoletniego, zawiadamianie sądu opiekuńczego oraz osoby odpowiedzialne za wszczynanie procedury „Niebieskie Karty”.</text:p>
        </text:list-item>
      </text:list>
      <text:p text:style-name="P117"/>
      <text:list text:style-name="LFO29" text:continue-numbering="true">
        <text:list-item>
          <text:p text:style-name="P118">Zasady przeglądu i aktualizacji standardów.</text:p>
        </text:list-item>
      </text:list>
      <text:p text:style-name="Akapitzlistą"/>
      <text:p text:style-name="P119"/>
      <text:list text:style-name="LFO29" text:continue-numbering="true">
        <text:list-item>
          <text:p text:style-name="P120">Zakres kompetencji osoby odpowiedzialnej za przygotowanie personelu SPZOZ-u do stosowania standardów, zasady przygotowania pracowników do ich stosowania oraz sposób dokumentowania tej czynności.</text:p>
        </text:list-item>
      </text:list>
      <text:p text:style-name="P121"/>
      <text:list text:style-name="LFO29" text:continue-numbering="true">
        <text:list-item>
          <text:p text:style-name="P122">Zasady i sposób udostępniania rodzicom albo opiekunom prawnym lub faktycznym oraz małoletnim standardów do zaznajomienia się z nimi i ich stosowania.</text:p>
        </text:list-item>
      </text:list>
      <text:p text:style-name="Akapitzlistą"/>
      <text:p text:style-name="P123"/>
      <text:list text:style-name="LFO29" text:continue-numbering="true">
        <text:list-item>
          <text:p text:style-name="P124">Osoby odpowiedzialne za przyjmowanie zgłoszeń o zdarzeniach zagrażających małoletniemu i udzielenie mu wsparcia.</text:p>
        </text:list-item>
      </text:list>
      <text:p text:style-name="P125"/>
      <text:list text:style-name="LFO29" text:continue-numbering="true">
        <text:list-item>
          <text:p text:style-name="P126">Sposób dokumentowania ujawnionych lub zgłoszonych incydentów lub zdarzeń zagrażających dobru dziecka i zasady przechowywania dokumentów.</text:p>
        </text:list-item>
      </text:list>
      <text:p text:style-name="Akapitzlistą"/>
      <text:p text:style-name="P127"/>
      <text:list text:style-name="LFO29" text:continue-numbering="true">
        <text:list-item>
          <text:p text:style-name="P128">Wymogi dotyczące bezpiecznych relacji między małoletnimi, a w szczególności zachowania niedozwolone.</text:p>
        </text:list-item>
      </text:list>
      <text:p text:style-name="P129"/>
      <text:list text:style-name="LFO29" text:continue-numbering="true">
        <text:list-item>
          <text:p text:style-name="P130"><text:s/>Zasady ustalania planu wsparcia małoletniego po ujawnieniu krzywdzenia.</text:p>
        </text:list-item>
      </text:list>
      <text:p text:style-name="P131"/>
      <text:p text:style-name="P132"/>
      <text:p text:style-name="P133"/>
      <text:p text:style-name="P134"/>
      <text:p text:style-name="P135"/>
      <text:p text:style-name="P136"/>
      <text:p text:style-name="P137"/>
      <text:p text:style-name="P138"/>
      <text:p text:style-name="P139">§ 1. Zasady bezpiecznych relacji personelu Placówki z Dziećmi:</text:p>
      <text:p text:style-name="P140"/>
      <text:p text:style-name="Normalny">Pracownicy SPZOZ-u (dotyczy wszystkich pracowników: Podstawowej Opieki Zdrowotnej):</text:p>
      <text:list text:style-name="LFO30" text:continue-numbering="true">
        <text:list-item>
          <text:p text:style-name="P141">Działają dla dobra dziecka i w jego najlepiej pojętym interesie, traktują dziecko<text:s/><text:line-break/>z poszanowaniem jego godności i potrzeb.</text:p>
        </text:list-item>
        <text:list-item>
          <text:p text:style-name="P142">Wszelkie działania podejmują w ramach obowiązującego prawa, przepisów wewnętrznych oraz swoich kompetencji, działają w sposób otwarty i przejrzysty, aby zminimalizować ryzyko błędnej interpretacji swojego zachowania/ postępowania.</text:p>
        </text:list-item>
        <text:list-item>
          <text:p text:style-name="P143">Informują dzieci, że jeśli czują się niekomfortowo w jakiejś sytuacji, wobec konkretnego zachowania, słów, mogą o tym powiedzieć i oczekiwać odpowiedniej reakcji, pomocy.</text:p>
        </text:list-item>
        <text:list-item>
          <text:p text:style-name="P144">W komunikacji z dzieckiem zachowują cierpliwość i szacunek dla dziecka.</text:p>
        </text:list-item>
        <text:list-item>
          <text:p text:style-name="P145">Uważnie słuchają dzieci i udzielają im odpowiedzi adekwatnych do ich wieku i danej sytuacji.</text:p>
        </text:list-item>
        <text:list-item>
          <text:p text:style-name="P146">Zawsze są przygotowani na wyjaśnienie swoich zachowań i działań.</text:p>
        </text:list-item>
        <text:list-item>
          <text:p text:style-name="P147">Zachowują szczególną ostrożność wobec dzieci które doświadczyły krzywdzenia w tym seksualnego, fizycznego, bądź zaniedbania co do zasady kontakt z dzieckiem powinien odbywać się w obecności opiekuna prawnego i dotyczyć celów zdrowotnych. w trakcie czynności medycznych osobiste urządzenia elektroniczne należy wyłączyć lub wyciszyć.</text:p>
        </text:list-item>
        <text:list-item>
          <text:p text:style-name="P148">Każdą procedurę medyczną tłumaczą dziecku, udzielając informacji dostosowanych do wieku pacjenta.</text:p>
        </text:list-item>
        <text:list-item>
          <text:p text:style-name="P149">Uzyskują zgodę dziecka i opiekuna prawnego, <text:s/>na wykonanie danej procedury medycznej.</text:p>
        </text:list-item>
        <text:list-item>
          <text:p text:style-name="P150">Nie okłamują dziecka.</text:p>
        </text:list-item>
        <text:list-item>
          <text:p text:style-name="P151">Wszyscy pacjenci mają prawo do wyrażania swoich emocji i zdania, dlatego pracownicy <text:s text:c="2"/>nie oceniają, nie krytykują, ani nie wyśmiewają <text:s/>ich lęków i obaw <text:s/>podczas wykonywania procedur medycznych.</text:p>
        </text:list-item>
        <text:list-item>
          <text:p text:style-name="P152">Nie grożą ani nie wyrażają dezaprobaty w sposób uwłaczający godności dzieci.</text:p>
        </text:list-item>
        <text:list-item>
          <text:p text:style-name="P153">Nie stosują sarkazmu, dowcipków ani żartów, które obniżają samoocenę.</text:p>
        </text:list-item>
        <text:list-item>
          <text:p text:style-name="P154">Zabronione jest stosowanie wobec dzieci jakiejkolwiek formy przemocy. <text:s/></text:p>
        </text:list-item>
        <text:list-item>
          <text:p text:style-name="P155">Zasady bezpiecznych relacji Pracowników z Dziećmi obejmują cały personel Placówki, muszą zostać przez Pracowników zaakceptowane, przez pisemne potwierdzenie zapoznania się z nimi w formie oświadczenia, którego wzór stanowi Załącznik nr 1 do niniejszych Standardów.</text:p>
        </text:list-item>
        <text:list-item>
          <text:p text:style-name="P156">Pracownik podczas kontaktu z Dzieckiem zobowiązany jest do zachowania profesjonalizmu, kieruje w stronę Dzieci komunikaty w sposób przejrzysty i niedyskryminujący, rozważa, czy jego działania wobec Dziecka są odpowiednie i uzasadnione do sytuacji, bezpieczne, sprawiedliwe i równe wobec wszystkich Dzieci.</text:p>
        </text:list-item>
        <text:list-item>
          <text:p text:style-name="P157">Podejmuje działania mające na celu przeciwdziałanie powstawaniu u Dziecka zawstydzenia, upokorzenia lub obrażenia go w sposób fizyczny lub słowny.</text:p>
        </text:list-item>
        <text:list-item>
          <text:p text:style-name="P158">Nie ujawnia osobom nieuprawnionym informacji o Dziecku, w tym nie udostępnia wizerunku dziecka osobom trzecim.</text:p>
        </text:list-item>
        <text:list-item>
          <text:p text:style-name="P159">Nie podnosi głosu, nie krytykuje, nie krzyczy na Dziecko.</text:p>
        </text:list-item>
        <text:list-item>
          <text:p text:style-name="P160">Pracownik nie może wykorzystywać wobec Dzieci swojej przewagi fizycznej, nie może także stosować gróźb słownych.</text:p>
        </text:list-item>
        <text:list-item>
          <text:p text:style-name="P161">Pracownik traktuje wszystkie Dzieci z zachowaniem szacunku do nich niezależnie od płci Dziecka, wyznania, pochodzenia etnicznego lub niepełnosprawności.</text:p>
        </text:list-item>
        <text:list-item>
          <text:p text:style-name="P162">Pracownik w obecności Dzieci nie może używać wulgarnego języka, wykonywać gestów powszechnie uznawane za obelżywe, pokazywać lub ujawniać Dzieciom treści<text:s/><text:line-break/>o zabarwieniu erotycznym lub seksualnym.</text:p>
        </text:list-item>
        <text:list-item>
          <text:p text:style-name="P163">Pracownik zachowuje w poufności informacje uzyskane w związku z pełnioną funkcją lub wykonywaną pracą, dotyczące w szczególności zdrowia, potrzeb rozwojowych<text:s/><text:line-break/>i edukacyjnych, możliwości psychofizycznych, orientacji seksualnej, pochodzenia rasowego<text:s/><text:soft-page-break/>lub etnicznego, poglądów politycznych, przekonań religijnych lub światopoglądów Dzieci.</text:p>
        </text:list-item>
        <text:list-item>
          <text:p text:style-name="P164">Pracownik powinien unikać kontaktu opierające się na łaskotaniu, walkach lub kontakcie fizycznym z Dzieckiem.</text:p>
        </text:list-item>
        <text:list-item>
          <text:p text:style-name="P165">W uzasadnionych sytuacjach dopuszczalny jest kontakt fizyczny Pracownika z Dzieckiem, w szczególności (lecz nie wyłącznie, po uzyskaniu zgody) w sytuacjach <text:s/>związanych<text:s/><text:line-break/>z świadczeniem usług medycznych, takich jak:</text:p>
        </text:list-item>
        <text:list-item>
          <text:p text:style-name="P166">a) wykonywanie badania podmiotowego i przedmiotowego przez personel medyczny,</text:p>
        </text:list-item>
        <text:list-item>
          <text:p text:style-name="P167">b) wykonywanie zabiegów zleconych przez lekarzy</text:p>
        </text:list-item>
        <text:list-item>
          <text:p text:style-name="P168">c) udzielenie pomocy lekarskiej i przedlekarskiej,</text:p>
        </text:list-item>
      </text:list>
      <text:p text:style-name="P169"/>
      <text:p text:style-name="P170"/>
      <text:p text:style-name="P171">§ 2. Rozpoznawanie i reagowanie na czynniki ryzyka krzywdzenia dziecka</text:p>
      <text:p text:style-name="P172"/>
      <text:p text:style-name="P173"><text:s/>Pracownicy Placówki, posiadają odpowiednią wiedzę oraz przygotowanie do wykonywania swoich obowiązków, a w swojej pracy szczególną uwagę zwracają na czynniki związane z występowaniem ryzyka krzywdzenia Dzieci, w szczególności (lecz nie wyłącznie):</text:p>
      <text:p text:style-name="P174"/>
      <text:list text:style-name="LFO31" text:continue-numbering="true">
        <text:list-item>
          <text:p text:style-name="P175">na to, czy Dziecko jest w brudnych, niechlujnych ubraniach;</text:p>
        </text:list-item>
        <text:list-item>
          <text:p text:style-name="P176">na to, czy Dziecko jest <text:s/>w należytym stanie higienicznym, odpowiednio umyte, uczesane, zadbane;</text:p>
        </text:list-item>
        <text:list-item>
          <text:p text:style-name="P177">na to, czy Dziecko jest głodne, lub z niezaspokojonymi potrzebami żywieniowymi;</text:p>
        </text:list-item>
        <text:list-item>
          <text:p text:style-name="P178">na to, czy Dziecko ma zapewnioną należytą opieką medyczną z uwzględnieniem szczególnych potrzeb zdrowotnych (m.in. brakiem niezbędnych szczepień);</text:p>
        </text:list-item>
        <text:list-item>
          <text:p text:style-name="P179">na to, czy Dziecko przychodzi do Placówki w sposób przystosowany do aktualnie panujących warunków atmosferycznych, w tym czy posiada odpowiednią odzież i obuwie;</text:p>
        </text:list-item>
        <text:list-item>
          <text:p text:style-name="P180">na to, czy Dziecko ma widoczne otarcia, zasinienia, obrażenia ciała w innej postaci (w tym m.in. ugryzienia, rany, których pochodzenie nie jest znane;</text:p>
        </text:list-item>
      </text:list>
      <text:list text:style-name="LFO32" text:continue-numbering="true">
        <text:list-item>
          <text:p text:style-name="P181">na to, czy Dziecko w trakcie pobytu w Placówce/bądź w przypadku wezwania ZRM podaje informacje niewiarygodne, niemożliwe lub niespójne w zakresie ujawnionych na jego ciele obrażeń;</text:p>
        </text:list-item>
        <text:list-item>
          <text:p text:style-name="P182">na to, czy Dziecko pozostaje w stanie lęku lub obawy przed opuszczeniem Placówki<text:s/><text:line-break/>i powrotem do domu lub pojawieniem się Opiekuna;</text:p>
        </text:list-item>
        <text:list-item>
          <text:p text:style-name="P183">na to, czy Dziecko wykazuje lęk lub obawę przed osobami dorosłymi, w tym Opiekunami lub Pracownikami;</text:p>
        </text:list-item>
        <text:list-item>
          <text:p text:style-name="P184">na to, czy Dziecko zachowuje się w sposób agresywny wobec innych Dzieci i Pracowników, buntuje się lub okalecza lub wykazuje inne objawy skrajnie emocjonalnych zachowań;</text:p>
        </text:list-item>
        <text:list-item>
          <text:p text:style-name="P185">na to czy Dziecko ucieka z domu lub reaguje agresywnie na widok Opiekuna;</text:p>
        </text:list-item>
        <text:list-item>
          <text:p text:style-name="P186">na to, czy dziecko w swoim zachowaniu przejawia zachowania agresywne lub seksualne,<text:s/><text:line-break/>w szczególności (lecz nie wyłącznie) na to, czy Dziecko mówi o przemocy, zachowaniach agresywnych lub seksualnych.</text:p>
        </text:list-item>
      </text:list>
      <text:p text:style-name="P187"/>
      <text:p text:style-name="P188"/>
      <text:p text:style-name="P189"><text:span text:style-name="T190">§ 3 .Niepokojące zachowania Opiekuna wskazujące na możliwość krzywdzenia Dziecka to<text:s/></text:span><text:span text:style-name="T191"><text:line-break/>w szczególności (lecz nie wyłącznie):</text:span></text:p>
      <text:p text:style-name="P192"/>
      <text:list text:style-name="LFO32">
        <text:list-item>
          <text:p text:style-name="P193">podawanie nieprawdziwych lub fantazyjnych okoliczności dotyczących powstania obrażeń<text:s/><text:line-break/>u Dziecka;</text:p>
        </text:list-item>
        <text:list-item>
          <text:p text:style-name="P194">wyrażania się na temat Dziecka w sposób agresywny lub niestosowny, kierowania wobec Dziecka przez Opiekuna uwag o zabarwieniu agresywnym lub seksualnym;</text:p>
        </text:list-item>
        <text:list-item>
          <text:p text:style-name="P195">stosowanie wobec Dziecka surowej dyscypliny lub nadopiekuńczej postawy skierowanej wobec małoletniej, nadmierna pobłażliwość wobec działań Dziecka lub odrzucanie Dziecka;</text:p>
        </text:list-item>
        <text:list-item>
          <text:p text:style-name="P196">stany depresyjne, samobójcze lub apatyczne Opiekuna;</text:p>
        </text:list-item>
        <text:list-item>
          <text:p text:style-name="P197">agresywne zachowania Opiekuna;</text:p>
        </text:list-item>
        <text:list-item>
          <text:p text:style-name="P198">nieadekwatne zachowanie Opiekuna do otaczającej go rzeczywistości, zachowania skrajne, histeryczne lub przejawianie przez Opiekuna zaburzonego kontaktu z rzeczywistością;</text:p>
        </text:list-item>
        <text:list-item>
          <text:p text:style-name="P199">niespójnego, bełkotliwego wypowiadania się przez Opiekuna;</text:p>
        </text:list-item>
        <text:list-item>
          <text:p text:style-name="P200">zachowania Opiekuna w stanie wskazującym na spożycie alkoholu, lub substancji odurzających (narkotyków);</text:p>
        </text:list-item>
        <text:list-item>
          <text:p text:style-name="P201">niewytłumaczalna zwłoka, w zgłaszaniu się do lekarza;</text:p>
        </text:list-item>
        <text:list-item>
          <text:p text:style-name="P202">niespójny wywiad, zmiana danych w wywiadzie;</text:p>
        </text:list-item>
        <text:list-item>
          <text:p text:style-name="P203">powtarzające się urazy w wywiadzie;</text:p>
        </text:list-item>
        <text:list-item>
          <text:p text:style-name="P204">brak jakiejkolwiek dokumentacji medycznej;</text:p>
        </text:list-item>
        <text:list-item>
          <text:p text:style-name="P205">brak zgody opiekuna na pełne badanie/ rozebranie dziecka;</text:p>
        </text:list-item>
        <text:list-item>
          <text:p text:style-name="P206">zaburzenia rozwoju psychofizycznego ( w tym zaburzenia mowy);</text:p>
        </text:list-item>
        <text:list-item>
          <text:p text:style-name="P207">brak realizacji obowiązku szkolnego;</text:p>
        </text:list-item>
        <text:list-item>
          <text:p text:style-name="P208">tiki, zaburzenia mowy.</text:p>
        </text:list-item>
      </text:list>
      <text:p text:style-name="P209"/>
      <text:p text:style-name="P210"/>
      <text:p text:style-name="P211"><text:span text:style-name="T212">§ 4. Zasady postępowania w sytuacji podejrzenia krzywdzenia lub posiadania informacji<text:s/></text:span><text:span text:style-name="T213"><text:line-break/>o krzywdzeniu małoletniego.</text:span></text:p>
      <text:p text:style-name="P214"/>
      <text:p text:style-name="P215"><text:tab/>W przypadku stwierdzenia wyżej wymienionych danych z wywiadu lub badania przedmiotowego przedstawiciel ochrony zdrowia (lekarz, pielęgniarka, położna, lub ratownik medyczny) powinien w diagnostyce różnicowej brać pod uwagę występowanie przemocy<text:s/><text:line-break/>w rodzinie. Jakkolwiek rozpoznanie pojedynczego objawu nie musi oznaczać rozpoznania przemocy, rozpoznanie kilku z nich lub bezpośrednie relacje pacjenta lub świadków powinny ukierunkować pracownika ochrony zdrowia na ocenę sytuacji rodzinnej i ewentualne poszerzenie wywiadu i badania przedmiotowego.</text:p>
      <text:p text:style-name="P216"/>
      <text:p text:style-name="P217"><text:tab/>Pielęgniarka/ położna, która ma podejrzenie iż pacjent <text:s/>jest ofiarą przemocy lub zaniedbania powinna: niezwłocznie osobie pokrzywdzonej zapewnić bezpieczeństwo i intymność,</text:p>
      <text:p text:style-name="P218">jeżeli sytuacja tego wymaga należy udzielić pomocy medycznej osobie poszkodowanej.</text:p>
      <text:p text:style-name="P219">Należy poinformować osoby dotknięte przemocą o przysługujących im prawach,</text:p>
      <text:p text:style-name="P220">zabezpieczyć materiał dowodowy (w szczególności w postaci dokładnie prowadzonej dokumentacji medycznej) oraz powiadomić lekarza POZ o zaistniałej sytuacji.</text:p>
      <text:p text:style-name="P221"/>
      <text:p text:style-name="P222"><text:tab/>Lekarz POZ mając podejrzenie iż pacjent jest ofiarą przemocy lub zaniedbania powinien udzielić pomocy medycznej <text:s/>osobie poszkodowanej oraz zabezpieczyć materiał dowodowy.<text:s/><text:tab/>Powiadomić o możliwości uzyskania zaświadczenia <text:s text:c="2"/>o rodzaju uszkodzeń ciała związanych z użyciem przemocy w rodzinie wydawanego przez lekarzy sadowych. Zapewnić wsparcie psychologiczne.</text:p>
      <text:p text:style-name="P223"/>
      <text:p text:style-name="P224">Zarówno lekarz , pielęgniarka/ położna,<text:s/></text:p>
      <text:p text:style-name="P225">Policja 997 lub 112</text:p>
      <text:p text:style-name="P226">Sąd Rejonowy Wydział Rodzinny i Nieletnich ul. Sportowa 14, 05-600 Grójec</text:p>
      <text:p text:style-name="P227"><text:span text:style-name="T228">nr tel (048) 664-83-11; Fax (o48)664-83-12 <text:s text:c="3"/>e-mail:<text:s/></text:span><text:a xlink:href="mailto:rodzinny@grojec.sr.gov.pl" office:target-frame-name="_top" xlink:show="replace"><text:span text:style-name="T229">rodzinny@grojec.sr.gov.pl</text:span></text:a></text:p>
      <text:p text:style-name="P230">Prokuratura Rejonowa w Grójcu ul. Sportowa 14, 05-600 Grójec</text:p>
      <text:p text:style-name="P231"><text:s/>tel: (048) 664- 81-00</text:p>
      <text:p text:style-name="P232">fax. (048)664-81-11</text:p>
      <text:p text:style-name="P233"/>
      <text:p text:style-name="P234"/>
      <text:p text:style-name="P235">§ 5. Procedury i osoby odpowiedzialne za składanie zawiadomień o podejrzeniu popełnienia przestępstwa na szkodę małoletniego, zawiadamianie sądu opiekuńczego oraz osoby odpowiedzialne za wszczynanie procedury „Niebieskie Karty”.</text:p>
      <text:p text:style-name="P236"/>
      <text:p text:style-name="P237"><text:tab/>Rozpoczęcie procedury Niebieskiej Karty- poprzez wypełnienie formularza- „NIEBIESKA KARTA-A w obecności opiekuna prawnego lub faktycznego. W przypadku dzieci wszczęcie procedury może nastąpić w obecności rodzica , który nie krzywdzi dziecka lub w obecności innej osoby bliskiej dla dziecka, a także opiekuna faktycznego.</text:p>
      <text:p text:style-name="P238"/>
      <text:p text:style-name="P239"><text:s/><text:tab/>Formularz ten należy przekazać w ciągu 7 dni od daty wypełnienia do Przewodniczącego Zespołu Interdyscyplinarnego na adres:<text:s/><text:span text:style-name="T240">CENTRUM USŁUG SPOŁECZNYCH w Grabowie nad Pilicą, ul. Parkowa 2, 26-902 Grabów nad Pilicą</text:span></text:p>
      <text:p text:style-name="P241"/>
      <text:p text:style-name="P242"><text:tab/>W przypadku dzieci, formularz „Niebieska Karta B” przekazujemy rodzicowi, opiekunowi faktycznemu lub opiekunowi prawnemu, którego nie podejrzewamy o krzywdzenie dziecka.<text:s/><text:line-break/>W przypadku braku możliwości przekazania formularza B, formularza tego nie przekazuje się.</text:p>
      <text:p text:style-name="P243"/>
      <text:p text:style-name="P244"><text:span text:style-name="T245">§ 6.Zasady przeglądu i aktualizacji standardów.</text:span></text:p>
      <text:p text:style-name="P246"/>
      <text:list text:style-name="LFO29" text:continue-numbering="true">
        <text:list-item>
          <text:list>
            <text:list-item>
              <text:p text:style-name="P247">monitorowanie standardów powinno być podejmowane przez osobę wyznaczoną przez<text:s/>Kierownika, zgodnie z częstotliwością określoną w ustawie.</text:p>
            </text:list-item>
          </text:list>
        </text:list-item>
      </text:list>
      <text:p text:style-name="P248"/>
      <text:list text:style-name="LFO29" text:continue-numbering="true">
        <text:list-item>
          <text:list>
            <text:list-item>
              <text:p text:style-name="P249">standardy podlegają monitorowaniu i modyfikowaniu podczas bieżącej pracy (wg potrzeb) oraz obowiązkowej weryfikacji co 2 lata.</text:p>
            </text:list-item>
          </text:list>
        </text:list-item>
      </text:list>
      <text:p text:style-name="P250"/>
      <text:list text:style-name="LFO29" text:continue-numbering="true">
        <text:list-item>
          <text:list>
            <text:list-item>
              <text:p text:style-name="P251">wyznaczona osoba, sporządza protokół z przeglądu i oceny Standardów, w którym zamieszcza również wnioski z przeprowadzonego przeglądu i oceny, o której mowa w art. 22c ust. 6 ustawy.</text:p>
            </text:list-item>
          </text:list>
        </text:list-item>
      </text:list>
      <text:p text:style-name="P252"/>
      <text:list text:style-name="LFO29" text:continue-numbering="true">
        <text:list-item>
          <text:list>
            <text:list-item>
              <text:p text:style-name="P253">w przypadku potrzeby aktualizacji Standardów Prezes wyznacza osobę, która wprowadza zmiany w Standardach, rekomendowane w protokole, o którym mowa w ust. 3.</text:p>
            </text:list-item>
          </text:list>
        </text:list-item>
      </text:list>
      <text:p text:style-name="P254"/>
      <text:list text:style-name="LFO29" text:continue-numbering="true">
        <text:list-item>
          <text:list>
            <text:list-item>
              <text:p text:style-name="P255">ze zaktualizowanymi Standardami zapoznawani są pracownicy SPZOZ-u, pacjenci<text:s/><text:line-break/>i rodzice pacjentów, zgodnie z zasadami określonymi w niniejszych Standardach.</text:p>
            </text:list-item>
          </text:list>
        </text:list-item>
      </text:list>
      <text:p text:style-name="P256"/>
      <text:list text:style-name="LFO29" text:continue-numbering="true">
        <text:list-item>
          <text:list>
            <text:list-item>
              <text:p text:style-name="P257">zaktualizowane Standardy udostępniane są także na stronie internetowej SPZOZ-u,</text:p>
            </text:list-item>
          </text:list>
        </text:list-item>
      </text:list>
      <text:p text:style-name="P258"/>
      <text:p text:style-name="P259"/>
      <text:p text:style-name="P260"><text:s/>§ 7. Zakres kompetencji osoby odpowiedzialnej za przygotowanie personelu SPZOZ-u do stosowania Standardów, zasady przygotowania personelu do ich stosowania oraz sposób dokumentowania tej czynności.</text:p>
      <text:p text:style-name="P261"/>
      <text:list text:style-name="WWNum18">
        <text:list-item text:start-value="1">
          <text:p text:style-name="P262">Ustala się, że osobą odpowiedzialną za przygotowanie do stosowania Standardów przez pracowników jest Prezes SPZOZ-u.</text:p>
        </text:list-item>
        <text:list-item>
          <text:p text:style-name="P263">Wszyscy pracownicy SPZOZ zapoznawani są ze Standardami osobiście.</text:p>
        </text:list-item>
        <text:list-item>
          <text:p text:style-name="P264">Po zapoznaniu się ze Standardami i zasadami ich stosowania, każdy pracownik podpisuje imienne oświadczenie, które przechowywane jest w dokumentacji SPZOZ-u.</text:p>
        </text:list-item>
      </text:list>
      <text:p text:style-name="P265"/>
      <text:p text:style-name="P266"/>
      <text:p text:style-name="P267"/>
      <text:p text:style-name="P268"/>
      <text:p text:style-name="P269"/>
      <text:p text:style-name="P270"><text:span text:style-name="T271">§ 8. Zasady i sposób udostępniania rodzicom albo opiekunom prawnym lub faktycznym oraz małoletnim Standardów do zaznajomienia się z nimi i ich stosowania.</text:span></text:p>
      <text:p text:style-name="P272"/>
      <text:soft-page-break/>
      <text:list text:style-name="WWNum21">
        <text:list-item text:start-value="1">
          <text:p text:style-name="P273">Standardy udostępnia się na stronie internetowej SPZOZ-u oraz zostają wywieszone <text:s text:c="2"/><text:line-break/>w widocznym miejscu w siedzibie SPZOZ-u w wersji skróconej przeznaczonej dla małoletnich.</text:p>
        </text:list-item>
        <text:list-item>
          <text:p text:style-name="P274">Osobą odpowiedzialną za udostępnianie Standardów na stronie internetowej i w jej siedzibie jest Kierownik SPZOZ-u.</text:p>
        </text:list-item>
      </text:list>
      <text:p text:style-name="P275"/>
      <text:p text:style-name="P276"><text:span text:style-name="T277">§ 9. Osoby odpowiedzialne za przyjmowanie zgłoszeń o zdarzeniach zagrażających małoletniemu i udzielenie mu wsparcia.</text:span></text:p>
      <text:p text:style-name="P278"><text:span text:style-name="T279">Osoby odpowiedzialne za przyjmowanie zgłoszeń o zdarzeniach zagrażających małoletniemu to:</text:span></text:p>
      <text:list text:style-name="WWNum22">
        <text:list-item text:start-value="1">
          <text:p text:style-name="P280">lekarz;</text:p>
        </text:list-item>
      </text:list>
      <text:list text:style-name="WWNum23">
        <text:list-item text:start-value="1">
          <text:p text:style-name="P281">pielęgniarka/ położna;</text:p>
        </text:list-item>
      </text:list>
      <text:p text:style-name="P282"/>
      <text:p text:style-name="P283"/>
      <text:p text:style-name="P284"><text:span text:style-name="T285">Osobami odpowiedzialnymi za udzielanie wsparcia małoletniemu są:</text:span></text:p>
      <text:list text:style-name="WWNum24">
        <text:list-item text:start-value="1">
          <text:p text:style-name="P286">lekarz</text:p>
        </text:list-item>
      </text:list>
      <text:list text:style-name="WWNum25">
        <text:list-item text:start-value="1">
          <text:p text:style-name="P287">pielęgniarka/ położna</text:p>
        </text:list-item>
      </text:list>
      <text:p text:style-name="P288"/>
      <text:p text:style-name="P289"/>
      <text:p text:style-name="P290"><text:span text:style-name="T291">§ 10.<text:s/></text:span><text:span text:style-name="T292">Sposób <text:s/>dokumentowania i zasady przechowywania ujawnionych lub zgłoszonych incydentów lub zdarzeń zagrażających dobru małoletniego.</text:span></text:p>
      <text:p text:style-name="P293"/>
      <text:p text:style-name="P294"><text:span text:style-name="T295">Dokumentowanie zgłoszonych incydentów lub zdarzeń zagrażających dobru małoletniego:</text:span></text:p>
      <text:p text:style-name="P296">1) notatka służbowa;</text:p>
      <text:p text:style-name="P297">2) dokumentacja medyczna</text:p>
      <text:p text:style-name="P298">3) kopia części A „Niebieskiej Karty”;</text:p>
      <text:p text:style-name="P299"/>
      <text:p text:style-name="P300"><text:span text:style-name="T301">Dostęp do dokumentacji mają wyłącznie osoby uprawnione, które zobowiązane są do zachowania w tajemnicy posiadanych informacji.</text:span></text:p>
      <text:p text:style-name="P302"/>
      <text:p text:style-name="P303"><text:span text:style-name="T304">Udostępnianie dokumentacji/informacji w sprawie dziecka, w stosunku do którego istnieje uzasadnione podejrzenie jego krzywdzenia, odbywa się zgodnie z obowiązującymi przepisami prawa.</text:span></text:p>
      <text:p text:style-name="P305"/>
      <text:p text:style-name="P306"/>
      <text:p text:style-name="P307"><text:span text:style-name="T308">§ 11.<text:s/></text:span><text:span text:style-name="T309">Wymogi dotyczące bezpiecznych relacji między małoletnimi, a w szczególności zachowania niedozwolone</text:span><text:span text:style-name="T310">.</text:span></text:p>
      <text:p text:style-name="P311"/>
      <text:p text:style-name="P312"><text:span text:style-name="T313"><text:tab/>Każdy pacjent powinien czuć się w placówce dobrze i bezpiecznie. Dobrostan emocjonalny i psychiczny pacjentów oparty jest na cieplej i otwartej komunikacji, budowaniu zaufania, zapewnieniu odpowiedniego wsparcia emocjonalnego. Bezpieczne, pełne szacunku relacje prowadza do zmniejszenia leku i stresu. Zadaniem personelu medycznego jest zapewnienie poczucia bezpieczeństwa i akceptacji wszystkim pacjentom.</text:span></text:p>
      <text:p text:style-name="P314"/>
      <text:p text:style-name="P315"/>
      <text:p text:style-name="P316"/>
      <text:p text:style-name="P317"/>
      <text:p text:style-name="P318"/>
      <text:p text:style-name="P319"/>
      <text:p text:style-name="P320"><text:span text:style-name="T321">§ 12 .Przemoc w SPZOZ nie jest akceptowalna, ponieważ:</text:span></text:p>
      <text:p text:style-name="P322"/>
      <text:list text:style-name="WWNum28">
        <text:list-item text:start-value="1">
          <text:p text:style-name="P323">narusza podstawowe prawa dziecka: do godności osobistej, życia w poczuciu bezpieczeństwa;</text:p>
        </text:list-item>
      </text:list>
      <text:soft-page-break/>
      <text:list text:style-name="WWNum29">
        <text:list-item text:start-value="1">
          <text:p text:style-name="P324">wywiera negatywny wpływ na dziecko poszkodowane i może powodować obniżenie poczucia własnej wartości, spadek motywacji, depresję, choroby somatyczne, alienację społeczną, myśli samobójcze;</text:p>
        </text:list-item>
        <text:list-item>
          <text:p text:style-name="P325">wywiera negatywny wpływ na sprawców poprzez utrwalanie nieodpowiednich zachowań wobec rówieśników, demoralizację, przyczynianie się w przyszłości do problemów<text:s/><text:line-break/>z prawem, depresji i myśli samobójczych;</text:p>
        </text:list-item>
        <text:list-item>
          <text:p text:style-name="P326">znieczulenie i zobojętnienie na krzywdę;</text:p>
        </text:list-item>
        <text:list-item>
          <text:p text:style-name="P327">ma tendencję do eskalowania i zwykle bez interwencji dorosłych sama się nie kończy;</text:p>
        </text:list-item>
      </text:list>
      <text:p text:style-name="P328"/>
      <text:p text:style-name="P329"><text:span text:style-name="T330">§ 11.Zachowania niedozwolone:</text:span></text:p>
      <text:p text:style-name="P331"/>
      <text:p text:style-name="P332"><text:span text:style-name="T333">-agresja słowna,</text:span><text:span text:style-name="T334"><text:s/>tj.: ubliżanie, dokuczanie, zastraszanie, wyśmiewanie, grożenie, obrzucanie wyzwiskami, uszczypliwości, kpiny, ośmieszanie;</text:span></text:p>
      <text:p text:style-name="P335"/>
      <text:p text:style-name="P336"><text:span text:style-name="T337">-zabroniona jest agresja fizyczna</text:span><text:span text:style-name="T338">, podczas której dochodzi do kontaktu fizycznego pod postacią popychania, bicia, kopania, plucia, zadawania ran, podcinania, kradzieży pieniędzy lub przedmiotów, zamykania, niszczenia własności, zabierania rzeczy lub pieniędzy przy użyciu siły lub groźby jej użycia. Formą przemocy bez użycia słów i kontaktu fizycznego są także wrogie gesty, miny, izolowanie, manipulowanie związkami;</text:span></text:p>
      <text:p text:style-name="P339"/>
      <text:p text:style-name="P340"><text:span text:style-name="T341">-zabroniona jest także cyberprzemoc</text:span><text:span text:style-name="T342"><text:s/>(przemoc cyfrowa), tj. przemoc z użyciem technologii informacyjnych i komunikacyjnych (przede wszystkim Internetu i telefonii komórkowej), tj. nękanie, straszenie, szantażowanie z wykorzystaniem sieci, publikowanie lub rozsyłanie ośmieszających, kompromitujących informacji, zdjęć, filmów w sieci</text:span></text:p>
      <text:p text:style-name="P343"/>
      <text:p text:style-name="P344"><text:span text:style-name="T345">-zabronione jest n</text:span><text:span text:style-name="T346">oszenie i używanie niebezpiecznych narzędzi.</text:span></text:p>
      <text:p text:style-name="P347"/>
      <text:p text:style-name="P348"><text:span text:style-name="T349">§ 12.<text:s/></text:span><text:span text:style-name="T350">Zasady <text:s/>korzystania z urządzeń elektronicznych z dostępem do sieci Internet.</text:span></text:p>
      <text:p text:style-name="P351"/>
      <text:p text:style-name="P352">Na terenie SPZOZ-u zabrania się:</text:p>
      <text:p text:style-name="P353"/>
      <text:list text:style-name="LFO42" text:continue-numbering="true">
        <text:list-item>
          <text:p text:style-name="P354">nagrywania dźwięku, obrazu oraz fotografowania za pomocą telefonu lub innych urządzeń elektronicznych;</text:p>
        </text:list-item>
        <text:list-item>
          <text:p text:style-name="P355">SPZOZ nie umożliwia dostępu do Internetu</text:p>
        </text:list-item>
      </text:list>
      <text:p text:style-name="P356"/>
      <text:p text:style-name="P357"/>
      <text:p text:style-name="P358"><text:span text:style-name="T359">§ 13.<text:s/></text:span><text:span text:style-name="T360">Procedury <text:s/>ochrony dzieci przed treściami szkodliwymi i zagrożeniami w sieci Internet oraz utrwalonymi w innej formie.</text:span></text:p>
      <text:p text:style-name="P361"/>
      <text:p text:style-name="P362"><text:tab/>Podstawowe formy zjawiska cyberprzemocy to: nękanie, straszenie, szantażowanie<text:s/><text:line-break/>z użyciem sieci, publikowanie lub rozsyłanie ośmieszających, kompromitujących informacji, zdjęć, filmów z użyciem sieci oraz podszywanie się w sieci pod kogoś wbrew jego woli.</text:p>
      <text:p text:style-name="P363"/>
      <text:p text:style-name="P364"><text:tab/>Zadaniem pracowników SPZOZ-u jest prowadzenie w ramach profilaktyki i promocji zdrowia, edukacji na temat zagrożeń w internecie. Osobę zgłaszającą, że jest ofiarą cyberprzemocy, <text:s/>należy zapewnić, że nie jest winna zaistniałej sytuacji oraz że nikt nie ma prawa zachowywać się w ten sposób wobec niej, a także podkreślić, że dobrze zrobiła ujawniając sytuację. Należy okazać zrozumienie dla jego uczuć, w tym trudności z ujawnieniem okoliczności wydarzenia, strachu, wstydu. <text:s text:c="2"/></text:p>
      <text:p text:style-name="P365"/>
      <text:p text:style-name="P366"><text:s text:c="8"/>O sytuacjach, w których zostało naruszone prawo (groźba karalna – art. 190 kk, uporczywe nękanie, podszywanie się – art. 190a kk, zmuszanie do określonego działania – art. 191 kk, naruszenie<text:s/><text:soft-page-break/>intymności seksualnej, utrwalenie wizerunku nagiej osoby bez jej zgody – art. 191a kk, zniesławienie – art. 212 kk, zniewaga – art. 216 kk) powiadamiana jest Policja.</text:p>
      <text:p text:style-name="P367"/>
      <text:p text:style-name="P368">Zgłoszenia naruszenia prawa dokonuje Kierownik SPZOZ-u.</text:p>
      <text:p text:style-name="Standard"/>
      <text:h text:style-name="P369" text:outline-level="3"/>
      <text:h text:style-name="P370" text:outline-level="3"><text:span text:style-name="T371">§ 14.<text:s/></text:span><text:span text:style-name="T372">Zasady ustalania planu wsparcia małoletniego po ujawnieniu krzywdzenia.</text:span></text:h>
      <text:h text:style-name="P373" text:outline-level="3"/>
      <text:list text:style-name="WWNum43">
        <text:list-item text:start-value="1">
          <text:p text:style-name="P374">wspieranie rodziny – poprzez kierowanie adekwatnie do potrzeb do instytucji oferujących poradnictwo, konsultacje psychologiczne, terapię uzależnień, terapię dla sprawców przemocy, grupy wsparcia, warsztaty umiejętności wychowawczych;</text:p>
        </text:list-item>
        <text:list-item>
          <text:p text:style-name="P375">pomoc socjalna lub materialna poprzez kierowanie do instytucji oferujących pomoc socjalną.</text:p>
        </text:list-item>
      </text:list>
      <text:p text:style-name="P376"/>
      <text:p text:style-name="P377">Przebieg realizacji planu monitoruje pracownik wskazany przez Kierownika SPZOZ-u.</text:p>
      <text:h text:style-name="P378" text:outline-level="3"/>
      <text:h text:style-name="P379" text:outline-level="3"/>
      <text:h text:style-name="P380" text:outline-level="3"/>
      <text:h text:style-name="P381" text:outline-level="3"/>
      <text:h text:style-name="P382" text:outline-level="3"/>
      <text:h text:style-name="P383" text:outline-level="3"/>
      <text:h text:style-name="P384" text:outline-level="3"/>
      <text:h text:style-name="P385" text:outline-level="3"/>
      <text:p text:style-name="P386">……………………….</text:p>
      <text:p text:style-name="P387">(podpis i pieczątka kierownika)</text:p>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nyWeb" style:display-name="Normalny (Web)" style:family="paragraph" style:parent-style-name="Standard">
      <style:paragraph-properties fo:widows="2" fo:orphans="2" fo:margin-top="0.0694in" fo:margin-bottom="0.0694in"/>
      <style:text-properties style:font-name-asian="Times New Roman" style:font-name-complex="Times New Roman" style:language-asian="pl" style:country-asian="PL"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Akapitzlistą" style:display-name="Akapit z listą" style:family="paragraph" style:parent-style-name="Normalny">
      <style:paragraph-properties fo:margin-left="0.5in">
        <style:tab-stops/>
      </style:paragraph-properties>
      <style:text-properties style:font-name-complex="Mangal" style:font-size-complex="10.5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4" style:display-name="ListLabel 4" style:family="text">
      <style:text-properties style:font-name-asian="Times New Roman" style:font-name-complex="Times New Roman"/>
    </style:style>
    <style:style style:name="ListLabel2" style:display-name="ListLabel 2" style:family="text">
      <style:text-properties style:font-name-complex="Courier New"/>
    </style:style>
    <style:style style:name="ListLabel5" style:display-name="ListLabel 5" style:family="text">
      <style:text-properties fo:font-weight="bold" style:font-weight-asian="bold"/>
    </style:style>
    <style:style style:name="ListLabel6" style:display-name="ListLabel 6" style:family="text">
      <style:text-properties style:font-name-complex="Times New Roman" fo:font-size="12pt" style:font-size-asian="12pt" style:font-size-complex="12pt"/>
    </style: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1" style:display-name="WWNum2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4LVL1" style:family="text">
      <style:text-properties style:font-name="Times New Roman" style:font-name-asian="Times New Roman" style:font-name-complex="Times New Roman"/>
    </style:style>
    <text:list-style style:name="WWNum18" style:display-name="WWNum18">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9" style:display-name="WWNum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0" style:display-name="WWNum2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7LVL1" style:family="text">
      <style:text-properties style:font-name-asian="Times New Roman" style:font-name-complex="Times New Roman"/>
    </style:style>
    <text:list-style style:name="WWNum22" style:display-name="WWNum22">
      <text:list-level-style-number text:level="1" text:style-name="WW_CharLFO7LV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font-name-asian="Times New Roman" style:font-name-complex="Times New Roman"/>
    </style:style>
    <text:list-style style:name="WWNum23" style:display-name="WWNum23">
      <text:list-level-style-number text:level="1" text:style-name="WW_CharLFO8LV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asian="Times New Roman" style:font-name-complex="Times New Roman"/>
    </style:style>
    <text:list-style style:name="WWNum24" style:display-name="WWNum24">
      <text:list-level-style-number text:level="1" text:style-name="WW_CharLFO9LV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0LVL1" style:family="text">
      <style:text-properties style:font-name-asian="Times New Roman" style:font-name-complex="Times New Roman"/>
    </style:style>
    <text:list-style style:name="WWNum25" style:display-name="WWNum25">
      <text:list-level-style-number text:level="1" text:style-name="WW_CharLFO10LV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6" style:display-name="WWNum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7" style:display-name="WWNum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3LVL1" style:family="text">
      <style:text-properties style:font-name-asian="Times New Roman" style:font-name-complex="Times New Roman"/>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text:list-style style:name="WWNum28" style:display-name="WWNum28">
      <text:list-level-style-number text:level="1" text:style-name="WW_CharLFO1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4LVL1" style:family="text">
      <style:text-properties style:font-name-asian="Times New Roman"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text:list-style style:name="WWNum29" style:display-name="WWNum29">
      <text:list-level-style-number text:level="1" text:style-name="WW_CharLFO1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5LVL1" style:family="text">
      <style:text-properties fo:font-weight="bold" style:font-weight-asian="bold"/>
    </style:style>
    <text:list-style style:name="WWNum30" style:display-name="WWNum30">
      <text:list-level-style-number text:level="1" text:style-name="WW_CharLFO1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16LVL1" style:family="text">
      <style:text-properties fo:font-weight="bold" style:font-weight-asian="bold"/>
    </style:style>
    <text:list-style style:name="WWNum31" style:display-name="WWNum31">
      <text:list-level-style-number text:level="1" text:style-name="WW_CharLFO1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2" style:display-name="WWNum3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text:display-levels="3">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text:display-levels="4">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text:display-levels="5">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text:display-levels="6">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text:display-levels="7">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text:display-levels="8">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text:display-levels="9">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WWNum33" style:display-name="WWNum3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4" style:display-name="WWNum3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5" style:display-name="WWNum35">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6" style:display-name="WWNum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37" style:display-name="WWNum37">
      <text:list-level-style-number text:level="1" style:num-suffix=")" style:num-format="1">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3LVL1" style:family="text">
      <style:text-properties style:font-name-complex="Times New Roman" fo:font-size="12pt" style:font-size-asian="12pt" style:font-size-complex="12pt"/>
    </style:style>
    <text:list-style style:name="WWNum38" style:display-name="WWNum38">
      <text:list-level-style-number text:level="1" text:style-name="WW_CharLFO2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4LVL1" style:family="text">
      <style:text-properties style:font-name-complex="Times New Roman" fo:font-size="12pt" style:font-size-asian="12pt" style:font-size-complex="12pt"/>
    </style:style>
    <text:list-style style:name="WWNum39" style:display-name="WWNum39">
      <text:list-level-style-number text:level="1" text:style-name="WW_CharLFO2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0" style:display-name="WWNum4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1" style:display-name="WWNum4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42" style:display-name="WWNum42">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text:display-levels="3">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text:display-levels="4">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text:display-levels="5">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text:display-levels="6">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text:display-levels="7">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text:display-levels="8">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text:display-levels="9">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WWNum43" style:display-name="WWNum43">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text:display-levels="3">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text:display-levels="4">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text:display-levels="5">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text:display-levels="6">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text:display-levels="7">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text:display-levels="8">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text:display-levels="9">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gdalena Sieczak</meta:initial-creator>
    <dc:creator>Przychodnia Grabów nad Pilicą</dc:creator>
    <meta:creation-date>2024-05-29T11:54:00Z</meta:creation-date>
    <dc:date>2024-05-29T12:29:00Z</dc:date>
    <meta:print-date>2024-02-14T12:07:00Z</meta:print-date>
    <meta:template xlink:href="Normal" xlink:type="simple"/>
    <meta:editing-cycles>3</meta:editing-cycles>
    <meta:editing-duration>PT660S</meta:editing-duration>
    <meta:document-statistic meta:page-count="10" meta:paragraph-count="39" meta:word-count="2850" meta:character-count="19917" meta:row-count="142" meta:non-whitespace-character-count="17106"/>
  </office:meta>
</office:document-meta>
</file>